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3447ABBE3CBFA788.png" manifest:media-type="image/png"/>
  <manifest:file-entry manifest:full-path="Pictures/100486FC000069D500007A940AEF07FA6BBD6DB7.wmf" manifest:media-type="image/x-wmf"/>
  <manifest:file-entry manifest:full-path="Pictures/1000000100000291000002F9F6A4F91F12AD8E2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62cm" fo:margin-left="-0.914cm" table:align="left" style:writing-mode="lr-tb"/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3.694cm"/>
    </style:style>
    <style:style style:name="Tabla1.C" style:family="table-column">
      <style:table-column-properties style:column-width="12.229cm"/>
    </style:style>
    <style:style style:name="Tabla1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bla1.A2" style:family="table-cell">
      <style:table-cell-properties style:vertical-align="middle" fo:padding="0.185cm" fo:border="0.05pt solid #000000"/>
    </style:style>
    <style:style style:name="Tabla1.B2" style:family="table-cell">
      <style:table-cell-properties style:vertical-align="middle" fo:padding="0.185cm" fo:border="0.05pt solid #000000"/>
    </style:style>
    <style:style style:name="Tabla1.C2" style:family="table-cell">
      <style:table-cell-properties style:vertical-align="middle" fo:padding="0.185cm" fo:border="0.05pt solid #000000"/>
    </style:style>
    <style:style style:name="Tabla1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185cm" fo:border="0.05pt solid #000000"/>
    </style:style>
    <style:style style:name="Tabla1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185cm" fo:border="0.05pt solid #000000"/>
    </style:style>
    <style:style style:name="Tabla1.B5" style:family="table-cell">
      <style:table-cell-properties style:vertical-align="middle" fo:padding="0.185cm" fo:border="0.05pt solid #000000"/>
    </style:style>
    <style:style style:name="Tabla1.C5" style:family="table-cell">
      <style:table-cell-properties style:vertical-align="middle" fo:padding="0.185cm" fo:border="0.05pt solid #000000"/>
    </style:style>
    <style:style style:name="Tabla1.A6" style:family="table-cell">
      <style:table-cell-properties style:vertical-align="middle" fo:padding="0.185cm" fo:border="0.05pt solid #000000"/>
    </style:style>
    <style:style style:name="Tabla1.B6" style:family="table-cell">
      <style:table-cell-properties style:vertical-align="middle" fo:padding="0.185cm" fo:border="0.05pt solid #000000"/>
    </style:style>
    <style:style style:name="Tabla1.C6" style:family="table-cell">
      <style:table-cell-properties style:vertical-align="middle" fo:padding="0.185cm" fo:border="0.05pt solid #000000"/>
    </style:style>
    <style:style style:name="Tabla1.A7" style:family="table-cell">
      <style:table-cell-properties style:vertical-align="middle" fo:padding="0.185cm" fo:border="0.05pt solid #000000"/>
    </style:style>
    <style:style style:name="Tabla1.B7" style:family="table-cell">
      <style:table-cell-properties style:vertical-align="middle" fo:padding="0.185cm" fo:border="0.05pt solid #000000"/>
    </style:style>
    <style:style style:name="Tabla1.C7" style:family="table-cell">
      <style:table-cell-properties style:vertical-align="middle" fo:padding="0.185cm" fo:border="0.05pt solid #000000"/>
    </style:style>
    <style:style style:name="Tabla2" style:family="table">
      <style:table-properties style:width="18.62cm" fo:margin-left="-0.914cm" table:align="left" style:writing-mode="lr-tb"/>
    </style:style>
    <style:style style:name="Tabla2.A" style:family="table-column">
      <style:table-column-properties style:column-width="2.697cm"/>
    </style:style>
    <style:style style:name="Tabla2.B" style:family="table-column">
      <style:table-column-properties style:column-width="3.694cm"/>
    </style:style>
    <style:style style:name="Tabla2.C" style:family="table-column">
      <style:table-column-properties style:column-width="12.229cm"/>
    </style:style>
    <style:style style:name="Tabla2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bla2.A2" style:family="table-cell">
      <style:table-cell-properties style:vertical-align="middle" fo:padding="0.185cm" fo:border="0.05pt solid #000000"/>
    </style:style>
    <style:style style:name="Tabla2.B2" style:family="table-cell">
      <style:table-cell-properties style:vertical-align="middle" fo:padding="0.185cm" fo:border="0.05pt solid #000000"/>
    </style:style>
    <style:style style:name="Tabla2.C2" style:family="table-cell">
      <style:table-cell-properties style:vertical-align="middle" fo:padding="0.185cm" fo:border="0.05pt solid #000000"/>
    </style:style>
    <style:style style:name="Tabla2.A3" style:family="table-cell">
      <style:table-cell-properties style:vertical-align="middle" fo:padding="0.185cm" fo:border="0.05pt solid #000000"/>
    </style:style>
    <style:style style:name="Tabla2.B3" style:family="table-cell">
      <style:table-cell-properties style:vertical-align="middle" fo:padding="0.185cm" fo:border="0.05pt solid #000000"/>
    </style:style>
    <style:style style:name="Tabla2.C3" style:family="table-cell">
      <style:table-cell-properties style:vertical-align="middle" fo:padding="0.185cm" fo:border="0.05pt solid #000000"/>
    </style:style>
    <style:style style:name="Tabla2.A4" style:family="table-cell">
      <style:table-cell-properties style:vertical-align="middle" fo:padding="0.185cm" fo:border="0.05pt solid #000000"/>
    </style:style>
    <style:style style:name="Tabla2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185cm" fo:border="0.05pt solid #000000"/>
    </style:style>
    <style:style style:name="Tabla2.B5" style:family="table-cell">
      <style:table-cell-properties style:vertical-align="middle" fo:padding="0.185cm" fo:border="0.05pt solid #000000"/>
    </style:style>
    <style:style style:name="Tabla2.C5" style:family="table-cell">
      <style:table-cell-properties style:vertical-align="middle" fo:padding="0.185cm" fo:border="0.05pt solid #000000"/>
    </style:style>
    <style:style style:name="Tabla2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" style:family="table">
      <style:table-properties style:width="18.62cm" fo:margin-left="-0.914cm" table:align="left" style:writing-mode="lr-tb"/>
    </style:style>
    <style:style style:name="Taula2.A" style:family="table-column">
      <style:table-column-properties style:column-width="2.198cm"/>
    </style:style>
    <style:style style:name="Taula2.B" style:family="table-column">
      <style:table-column-properties style:column-width="0.499cm"/>
    </style:style>
    <style:style style:name="Taula2.C" style:family="table-column">
      <style:table-column-properties style:column-width="3.51cm"/>
    </style:style>
    <style:style style:name="Taula2.D" style:family="table-column">
      <style:table-column-properties style:column-width="12.412cm"/>
    </style:style>
    <style:style style:name="Taula2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ula2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D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D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7" style:family="table-cell">
      <style:table-cell-properties style:vertical-align="middle" fo:padding="0.185cm" fo:border="0.05pt solid #000000"/>
    </style:style>
    <style:style style:name="Taula2.C7" style:family="table-cell">
      <style:table-cell-properties style:vertical-align="middle" fo:padding="0.185cm" fo:border="0.05pt solid #000000"/>
    </style:style>
    <style:style style:name="Taula2.D7" style:family="table-cell">
      <style:table-cell-properties style:vertical-align="middle" fo:padding="0.185cm" fo:border="0.05pt solid #000000"/>
    </style:style>
    <style:style style:name="Taula2.A8" style:family="table-cell">
      <style:table-cell-properties style:vertical-align="middle" fo:padding="0.185cm" fo:border="0.05pt solid #000000"/>
    </style:style>
    <style:style style:name="Taula2.C8" style:family="table-cell">
      <style:table-cell-properties style:vertical-align="middle" fo:padding="0.185cm" fo:border="0.05pt solid #000000"/>
    </style:style>
    <style:style style:name="Taula2.D8" style:family="table-cell">
      <style:table-cell-properties style:vertical-align="middle" fo:padding="0.185cm" fo:border="0.05pt solid #000000"/>
    </style:style>
    <style:style style:name="Taula2.A9" style:family="table-cell">
      <style:table-cell-properties style:vertical-align="middle" fo:padding="0.185cm" fo:border="0.05pt solid #000000"/>
    </style:style>
    <style:style style:name="Taula2.C9" style:family="table-cell">
      <style:table-cell-properties style:vertical-align="middle" fo:padding="0.185cm" fo:border="0.05pt solid #000000"/>
    </style:style>
    <style:style style:name="Taula2.D9" style:family="table-cell">
      <style:table-cell-properties style:vertical-align="middle" fo:padding="0.185cm" fo:border="0.05pt solid #000000"/>
    </style:style>
    <style:style style:name="Taula2.A10" style:family="table-cell">
      <style:table-cell-properties style:vertical-align="middle" fo:padding="0.185cm" fo:border="0.05pt solid #000000"/>
    </style:style>
    <style:style style:name="Taula2.C10" style:family="table-cell">
      <style:table-cell-properties style:vertical-align="middle" fo:padding="0.185cm" fo:border="0.05pt solid #000000"/>
    </style:style>
    <style:style style:name="Taula2.D10" style:family="table-cell">
      <style:table-cell-properties style:vertical-align="middle" fo:padding="0.185cm" fo:border="0.05pt solid #000000"/>
    </style:style>
    <style:style style:name="Taula2.A11" style:family="table-cell">
      <style:table-cell-properties style:vertical-align="middle" fo:padding="0.185cm" fo:border="0.05pt solid #000000"/>
    </style:style>
    <style:style style:name="Taula2.C11" style:family="table-cell">
      <style:table-cell-properties style:vertical-align="middle" fo:padding="0.185cm" fo:border="0.05pt solid #000000"/>
    </style:style>
    <style:style style:name="Taula2.D11" style:family="table-cell">
      <style:table-cell-properties style:vertical-align="middle" fo:padding="0.185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1pt" fo:language="ca" fo:country="ES" fo:background-color="#ffff00" style:font-size-asian="11pt" style:font-name-complex="Arial" style:font-size-complex="11pt"/>
    </style:style>
    <style:style style:name="P3" style:family="paragraph" style:parent-style-name="Footnote">
      <style:text-properties style:font-name="Arial" fo:font-size="5pt" fo:language="ca" fo:country="ES" style:font-size-asian="5pt" style:font-size-complex="5pt"/>
    </style:style>
    <style:style style:name="P4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5" style:family="paragraph" style:parent-style-name="Normal_20__28_Web_29_">
      <style:paragraph-properties fo:margin-top="0cm" fo:margin-bottom="0cm" style:contextual-spacing="false"/>
      <style:text-properties style:font-name="Arial" fo:font-size="12pt" fo:language="ca" fo:country="ES" style:font-size-asian="12pt" style:font-name-complex="Arial" style:font-size-complex="12pt"/>
    </style:style>
    <style:style style:name="P6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8" style:family="paragraph" style:parent-style-name="Table_20_Contents">
      <style:text-properties style:font-name="Arial" fo:font-size="8pt" fo:language="ca" fo:country="ES" officeooo:paragraph-rsid="0030d8af" style:font-size-asian="8pt" style:font-size-complex="8pt"/>
    </style:style>
    <style:style style:name="P9" style:family="paragraph" style:parent-style-name="Table_20_Contents">
      <style:text-properties style:font-name="Arial" fo:font-size="8pt" fo:language="ca" fo:country="ES" officeooo:rsid="0032e288" officeooo:paragraph-rsid="0032e288" style:font-size-asian="8pt" style:font-size-complex="8pt"/>
    </style:style>
    <style:style style:name="P10" style:family="paragraph" style:parent-style-name="Table_20_Contents">
      <style:text-properties style:font-name="Arial" fo:font-size="8pt" fo:language="ca" fo:country="ES" officeooo:rsid="0032e401" officeooo:paragraph-rsid="004e5b2f" style:font-size-asian="8pt" style:font-size-complex="8pt"/>
    </style:style>
    <style:style style:name="P11" style:family="paragraph" style:parent-style-name="Table_20_Contents">
      <style:text-properties style:font-name="Arial" fo:font-size="8pt" fo:language="ca" fo:country="ES" officeooo:rsid="00dc44e3" officeooo:paragraph-rsid="00dc44e3" style:font-size-asian="8pt" style:font-size-complex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8c42cc" fo:background-color="transparent" style:font-size-asian="8pt"/>
    </style:style>
    <style:style style:name="P1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5" style:family="paragraph" style:parent-style-name="Standard">
      <style:text-properties style:font-name="Arial" fo:font-size="8pt" officeooo:rsid="006e8aa3" officeooo:paragraph-rsid="006e8aa3" style:font-size-asian="8pt" style:font-size-complex="8pt"/>
    </style:style>
    <style:style style:name="P16" style:family="paragraph" style:parent-style-name="Standard">
      <style:text-properties style:font-name="Arial" fo:font-size="8pt" officeooo:rsid="00dfecd1" officeooo:paragraph-rsid="00dfecd1" style:font-size-asian="8pt" style:font-size-complex="8pt"/>
    </style:style>
    <style:style style:name="P17" style:family="paragraph" style:parent-style-name="Standard">
      <style:text-properties style:font-name="Arial" fo:font-size="8pt" officeooo:rsid="00e35b81" officeooo:paragraph-rsid="00e35b81" style:font-size-asian="8pt" style:font-size-complex="8pt"/>
    </style:style>
    <style:style style:name="P18" style:family="paragraph" style:parent-style-name="Standard">
      <style:text-properties style:font-name="Arial" fo:font-size="8pt" officeooo:rsid="00e747d0" officeooo:paragraph-rsid="00e747d0" style:font-size-asian="8pt" style:font-size-complex="8pt"/>
    </style:style>
    <style:style style:name="P19" style:family="paragraph" style:parent-style-name="Text_20_body">
      <style:text-properties style:font-name="Arial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line-height="100%"/>
      <style:text-properties style:font-name="Arial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2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style:font-name="Arial" fo:font-size="10pt" fo:language="ca" fo:country="ES" fo:font-weight="bold" officeooo:paragraph-rsid="0030d8af" style:font-size-asian="10pt" style:font-size-complex="10pt" style:language-complex="ar" style:country-complex="SA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/>
    </style:style>
    <style:style style:name="P2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041981c" fo:background-color="transparent" style:font-size-asian="16pt" style:font-weight-asian="bold" style:font-size-complex="16pt"/>
    </style:style>
    <style:style style:name="P2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fo:background-color="transparent" style:font-size-asian="14pt" style:font-weight-asian="bold"/>
    </style:style>
    <style:style style:name="P25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P26" style:family="paragraph" style:parent-style-name="Standard">
      <style:text-properties fo:color="#808080" loext:opacity="100%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P27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28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 fo:background-color="transparent" style:font-name-complex="Arial"/>
    </style:style>
    <style:style style:name="P30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 fo:background-color="transparent"/>
    </style:style>
    <style:style style:name="P31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c58412"/>
    </style:style>
    <style:style style:name="P32" style:family="paragraph" style:parent-style-name="Text_20_body">
      <style:text-properties fo:language="ca" fo:country="ES" style:language-complex="ar" style:country-complex="SA"/>
    </style:style>
    <style:style style:name="P33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ca" fo:country="ES" style:language-complex="ar" style:country-complex="SA"/>
    </style:style>
    <style:style style:name="P34" style:family="paragraph" style:parent-style-name="Standard">
      <style:text-properties fo:language="ca" fo:country="ES"/>
    </style:style>
    <style:style style:name="P35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/>
    </style:style>
    <style:style style:name="P37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language="ca" fo:country="ES" officeooo:paragraph-rsid="00a526cc"/>
    </style:style>
    <style:style style:name="P38" style:family="paragraph" style:parent-style-name="Normal_20__28_Web_29_">
      <style:paragraph-properties fo:margin-top="0cm" fo:margin-bottom="0.101cm" style:contextual-spacing="false" fo:text-align="justify" style:justify-single-word="false"/>
      <style:text-properties fo:language="ca" fo:country="ES"/>
    </style:style>
    <style:style style:name="P39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1" style:family="paragraph" style:parent-style-name="Footnote">
      <style:paragraph-properties fo:text-align="center" style:justify-single-word="false" style:snap-to-layout-grid="false"/>
    </style:style>
    <style:style style:name="P4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43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name-complex="Arial"/>
    </style:style>
    <style:style style:name="P44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4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46" style:family="paragraph" style:parent-style-name="Normal_20__28_Web_29_">
      <style:paragraph-properties fo:margin-top="0cm" fo:margin-bottom="0cm" style:contextual-spacing="false" fo:text-align="justify" style:justify-single-word="false" fo:padding="0.049cm" fo:border="0.06pt solid #000000" style:shadow="none"/>
      <style:text-properties fo:font-size="10pt" fo:language="ca" fo:country="ES" fo:background-color="transparent" style:font-size-asian="10pt" style:font-name-complex="Arial"/>
    </style:style>
    <style:style style:name="P47" style:family="paragraph" style:parent-style-name="Normal_20__28_Web_29_">
      <style:paragraph-properties fo:margin-top="0cm" fo:margin-bottom="0.101cm" style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48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fo:font-weight="bold" officeooo:rsid="0018be96" officeooo:paragraph-rsid="0018be96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49" style:family="paragraph" style:parent-style-name="Normal_20__28_Web_29_">
      <style:paragraph-properties fo:margin-top="0cm" fo:margin-bottom="0cm" style:contextual-spacing="false" fo:padding="0.049cm" fo:border="0.06pt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50" style:family="paragraph" style:parent-style-name="Normal_20__28_Web_29_">
      <style:paragraph-properties fo:margin-top="0cm" fo:margin-bottom="0cm" style:contextual-spacing="false" fo:text-align="justify" style:justify-single-word="false" fo:padding="0.049cm" fo:border="0.06pt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51" style:family="paragraph" style:parent-style-name="Normal_20__28_Web_29_">
      <style:paragraph-properties fo:margin-top="0cm" fo:margin-bottom="0.101cm" style:contextual-spacing="false" fo:text-align="justify" style:justify-single-word="false"/>
      <style:text-properties fo:font-size="10pt" fo:language="ca" fo:country="ES" fo:font-style="normal" fo:font-weight="normal" officeooo:paragraph-rsid="007d0782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52" style:family="paragraph" style:parent-style-name="Normal_20__28_Web_29_">
      <style:paragraph-properties fo:margin-top="0cm" fo:margin-bottom="0.21cm" style:contextual-spacing="false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53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54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reak-before="pag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 fo:padding="0.049cm" fo:border="0.06pt solid #000000" style:shadow="none"/>
      <style:text-properties fo:font-size="14pt" fo:language="ca" fo:country="ES" fo:font-style="normal" fo:font-weight="bold" fo:background-color="transparent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false"/>
      <style:text-properties fo:font-variant="normal" fo:text-transform="none" fo:color="#000000" loext:opacity="100%" style:font-name="Arial" fo:font-size="10pt" fo:letter-spacing="normal" fo:language="ca" fo:country="ES" fo:font-style="normal" fo:font-weight="bold" officeooo:paragraph-rsid="0030d8af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7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Arial" fo:font-size="10pt" fo:letter-spacing="normal" fo:language="ca" fo:country="ES" fo:font-style="normal" fo:font-weight="bold" officeooo:paragraph-rsid="0030d8af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8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language="ca" fo:country="ES" fo:font-style="normal" fo:font-weight="bold" officeooo:paragraph-rsid="0030d8af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9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60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30d8af" style:text-blinking="false" fo:background-color="transparent" style:font-size-asian="8pt" style:font-size-complex="8pt"/>
    </style:style>
    <style:style style:name="P61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6e6c02" style:text-blinking="false" fo:background-color="transparent" style:font-size-asian="8pt" style:font-size-complex="8pt"/>
    </style:style>
    <style:style style:name="P6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789351" style:text-blinking="false" fo:background-color="transparent" style:font-size-asian="8pt" style:font-size-complex="8pt"/>
    </style:style>
    <style:style style:name="P6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6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7fd3f6" style:text-blinking="false" fo:background-color="transparent" style:font-size-asian="8pt" style:font-size-complex="8pt"/>
    </style:style>
    <style:style style:name="P6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910894" style:text-blinking="false" fo:background-color="transparent" style:font-size-asian="8pt" style:font-size-complex="8pt"/>
    </style:style>
    <style:style style:name="P6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f51e2" style:text-blinking="false" fo:background-color="transparent" style:font-size-asian="8pt" style:font-size-complex="8pt"/>
    </style:style>
    <style:style style:name="P6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30d8af" style:text-blinking="false" fo:background-color="transparent" style:font-size-asian="8pt" style:font-size-complex="8pt"/>
    </style:style>
    <style:style style:name="P68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699a92" style:text-blinking="false" fo:background-color="transparent" style:font-size-asian="8pt" style:font-size-complex="8pt"/>
    </style:style>
    <style:style style:name="P6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12a8d" style:text-blinking="false" fo:background-color="transparent" style:font-size-asian="8pt" style:font-size-complex="8pt"/>
    </style:style>
    <style:style style:name="P7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2d467c" style:text-blinking="false" fo:background-color="transparent" style:font-size-asian="8pt" style:font-size-complex="8pt"/>
    </style:style>
    <style:style style:name="P7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2535f" style:text-blinking="false" fo:background-color="transparent" style:font-size-asian="8pt" style:font-size-complex="8pt"/>
    </style:style>
    <style:style style:name="P72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446c3" style:text-blinking="false" fo:background-color="transparent" style:font-size-asian="8pt" style:font-size-complex="8pt"/>
    </style:style>
    <style:style style:name="P7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97c806" style:text-blinking="false" fo:background-color="transparent" style:font-size-asian="8pt" style:font-size-complex="8pt"/>
    </style:style>
    <style:style style:name="P7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ca21ab" style:text-blinking="false" fo:background-color="transparent" style:font-size-asian="8pt" style:font-size-complex="8pt"/>
    </style:style>
    <style:style style:name="P7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ce686d" style:text-blinking="false" fo:background-color="transparent" style:font-size-asian="8pt" style:font-size-complex="8pt"/>
    </style:style>
    <style:style style:name="P7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bb4e6" style:text-blinking="false" fo:background-color="transparent" style:font-size-asian="8pt" style:font-size-complex="8pt"/>
    </style:style>
    <style:style style:name="P7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dc44e3" style:text-blinking="false" fo:background-color="transparent" style:font-size-asian="8pt" style:font-size-complex="8pt"/>
    </style:style>
    <style:style style:name="P78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5d4a" style:text-blinking="false" fo:background-color="transparent" style:font-size-asian="8pt" style:font-size-complex="8pt"/>
    </style:style>
    <style:style style:name="P7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c4ee" style:text-blinking="false" fo:background-color="transparent" style:font-size-asian="8pt" style:font-size-complex="8pt"/>
    </style:style>
    <style:style style:name="P80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dabe0" style:text-blinking="false" fo:background-color="transparent" style:font-size-asian="8pt" style:font-size-complex="8pt"/>
    </style:style>
    <style:style style:name="P81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ce281" style:text-blinking="false" fo:background-color="transparent" style:font-size-asian="8pt" style:font-size-complex="8pt"/>
    </style:style>
    <style:style style:name="P8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587a5c" officeooo:paragraph-rsid="00587a5c" style:text-blinking="false" fo:background-color="transparent" style:font-size-asian="8pt" style:font-size-complex="8pt"/>
    </style:style>
    <style:style style:name="P8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587a5c" officeooo:paragraph-rsid="00587a5c" style:text-blinking="false" fo:background-color="transparent" style:font-size-asian="8pt" style:font-size-complex="8pt"/>
    </style:style>
    <style:style style:name="P84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5b386" officeooo:paragraph-rsid="0075b386" style:text-blinking="false" fo:background-color="transparent" style:font-size-asian="8pt" style:font-size-complex="8pt"/>
    </style:style>
    <style:style style:name="P8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5b386" officeooo:paragraph-rsid="0075b386" style:text-blinking="false" fo:background-color="transparent" style:font-size-asian="8pt" style:font-size-complex="8pt"/>
    </style:style>
    <style:style style:name="P86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f2574" officeooo:paragraph-rsid="008f2574" style:text-blinking="false" fo:background-color="transparent" style:font-size-asian="8pt" style:font-size-complex="8pt"/>
    </style:style>
    <style:style style:name="P87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ba6d8" officeooo:paragraph-rsid="00b12a8d" style:text-blinking="false" fo:background-color="transparent" style:font-size-asian="8pt" style:font-size-complex="8pt"/>
    </style:style>
    <style:style style:name="P88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ba6d8" officeooo:paragraph-rsid="00dfecd1" style:text-blinking="false" fo:background-color="transparent" style:font-size-asian="8pt" style:font-size-complex="8pt"/>
    </style:style>
    <style:style style:name="P89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ba6d8" officeooo:paragraph-rsid="00e1de18" style:text-blinking="false" fo:background-color="transparent" style:font-size-asian="8pt" style:font-size-complex="8pt"/>
    </style:style>
    <style:style style:name="P9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f51e2" officeooo:paragraph-rsid="00af51e2" style:text-blinking="false" fo:background-color="transparent" style:font-size-asian="8pt" style:font-size-complex="8pt"/>
    </style:style>
    <style:style style:name="P91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2535f" officeooo:paragraph-rsid="00b2535f" style:text-blinking="false" fo:background-color="transparent" style:font-size-asian="8pt" style:font-size-complex="8pt"/>
    </style:style>
    <style:style style:name="P92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2535f" style:text-blinking="false" fo:background-color="transparent" style:font-size-asian="8pt" style:font-size-complex="8pt"/>
    </style:style>
    <style:style style:name="P9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4e5b2f" officeooo:paragraph-rsid="004e5b2f" style:text-blinking="false" fo:background-color="transparent" style:font-size-asian="8pt" style:font-size-complex="8pt"/>
    </style:style>
    <style:style style:name="P9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67d7ce" officeooo:paragraph-rsid="0097c806" style:text-blinking="false" fo:background-color="transparent" style:font-size-asian="8pt" style:font-size-complex="8pt"/>
    </style:style>
    <style:style style:name="P9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97c806" officeooo:paragraph-rsid="0097c806" style:text-blinking="false" fo:background-color="transparent" style:font-size-asian="8pt" style:font-size-complex="8pt"/>
    </style:style>
    <style:style style:name="P9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0b8e4" officeooo:paragraph-rsid="00b0b8e4" style:text-blinking="false" fo:background-color="transparent" style:font-size-asian="8pt" style:font-size-complex="8pt"/>
    </style:style>
    <style:style style:name="P9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6e8aa3" officeooo:paragraph-rsid="006e8aa3" style:text-blinking="false" fo:background-color="transparent" style:font-size-asian="8pt" style:font-size-complex="8pt"/>
    </style:style>
    <style:style style:name="P98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47d56" officeooo:paragraph-rsid="008558d4" style:text-blinking="false" fo:background-color="transparent" style:font-size-asian="8pt" style:font-size-complex="8pt"/>
    </style:style>
    <style:style style:name="P9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47d56" officeooo:paragraph-rsid="00e1de18" style:text-blinking="false" fo:background-color="transparent" style:font-size-asian="8pt" style:font-size-complex="8pt"/>
    </style:style>
    <style:style style:name="P10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681d3" officeooo:paragraph-rsid="008681d3" style:text-blinking="false" fo:background-color="transparent" style:font-size-asian="8pt" style:font-size-complex="8pt"/>
    </style:style>
    <style:style style:name="P10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9e2618" officeooo:paragraph-rsid="009e2618" style:text-blinking="false" fo:background-color="transparent" style:font-size-asian="8pt" style:font-size-complex="8pt"/>
    </style:style>
    <style:style style:name="P10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ce281" officeooo:paragraph-rsid="00bce281" style:text-blinking="false" fo:background-color="transparent" style:font-size-asian="8pt" style:font-size-complex="8pt"/>
    </style:style>
    <style:style style:name="P10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ce281" officeooo:paragraph-rsid="00c90e31" style:text-blinking="false" fo:background-color="transparent" style:font-size-asian="8pt" style:font-size-complex="8pt"/>
    </style:style>
    <style:style style:name="P10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cb9c5e" officeooo:paragraph-rsid="00cb9c5e" style:text-blinking="false" fo:background-color="transparent" style:font-size-asian="8pt" style:font-size-complex="8pt"/>
    </style:style>
    <style:style style:name="P105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ce686d" officeooo:paragraph-rsid="0030d8af" style:text-blinking="false" fo:background-color="transparent" style:font-size-asian="8pt" style:font-size-complex="8pt"/>
    </style:style>
    <style:style style:name="P106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aa56a" officeooo:paragraph-rsid="00daa56a" style:text-blinking="false" fo:background-color="transparent" style:font-size-asian="8pt" style:font-size-complex="8pt"/>
    </style:style>
    <style:style style:name="P10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c44e3" officeooo:paragraph-rsid="00dc44e3" style:text-blinking="false" fo:background-color="transparent" style:font-size-asian="8pt" style:font-size-complex="8pt"/>
    </style:style>
    <style:style style:name="P108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e499c" officeooo:paragraph-rsid="00de499c" style:text-blinking="false" fo:background-color="transparent" style:font-size-asian="8pt" style:font-size-complex="8pt"/>
    </style:style>
    <style:style style:name="P10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e499c" officeooo:paragraph-rsid="00de499c" style:text-blinking="false" fo:background-color="transparent" style:font-size-asian="8pt" style:font-size-complex="8pt"/>
    </style:style>
    <style:style style:name="P110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fecd1" officeooo:paragraph-rsid="00dfecd1" style:text-blinking="false" fo:background-color="transparent" style:font-size-asian="8pt" style:font-size-complex="8pt"/>
    </style:style>
    <style:style style:name="P11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4690c" officeooo:paragraph-rsid="00e35b81" style:text-blinking="false" fo:background-color="transparent" style:font-size-asian="8pt" style:font-size-complex="8pt"/>
    </style:style>
    <style:style style:name="P11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e35b81" officeooo:paragraph-rsid="00e35b81" style:text-blinking="false" fo:background-color="transparent" style:font-size-asian="8pt" style:font-size-complex="8pt"/>
    </style:style>
    <style:style style:name="P11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e4ba8d" officeooo:paragraph-rsid="00e4ba8d" style:text-blinking="false" fo:background-color="transparent" style:font-size-asian="8pt" style:font-size-complex="8pt"/>
    </style:style>
    <style:style style:name="P11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446c3" officeooo:paragraph-rsid="00e8c4ee" style:text-blinking="false" fo:background-color="transparent" style:font-size-asian="8pt" style:font-size-complex="8pt"/>
    </style:style>
    <style:style style:name="P115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16" style:family="paragraph" style:parent-style-name="Text_20_body">
      <style:paragraph-properties fo:margin-top="0cm" fo:margin-bottom="0.101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8e06e3" style:text-blinking="false" fo:background-color="transparent" style:font-size-asian="10pt" style:font-size-complex="10pt"/>
    </style:style>
    <style:style style:name="P117" style:family="paragraph" style:parent-style-name="Text_20_body">
      <style:paragraph-properties fo:margin-top="0cm" fo:margin-bottom="0.101cm" style:contextual-spacing="false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weight-asian="normal" style:font-size-complex="10pt" style:language-complex="ar" style:country-complex="SA" style:font-weight-complex="normal"/>
    </style:style>
    <style:style style:name="P118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ffffff" loext:opacity="100%" style:text-line-through-style="none" style:text-line-through-type="none" style:font-name="Arial" fo:font-size="8pt" fo:language="ca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19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ffffff" loext:opacity="100%" style:text-line-through-style="none" style:text-line-through-type="none" style:font-name="Arial" fo:font-size="8pt" fo:language="ca" fo:country="ES" fo:font-style="normal" style:text-underline-style="none" fo:font-weight="bold" officeooo:paragraph-rsid="0030d8af" style:text-blinking="false" fo:background-color="transparent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officeooo:paragraph-rsid="00b446c3"/>
    </style:style>
    <style:style style:name="P12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0pt" fo:language="ca" fo:country="ES" fo:font-style="normal" fo:font-weight="bold" officeooo:paragraph-rsid="0030d8af" fo:background-color="transparent" style:font-name-asian="Times New Roman" style:font-size-asian="10pt" style:font-name-complex="Arial" style:font-size-complex="10pt" style:language-complex="ar" style:country-complex="SA"/>
    </style:style>
    <style:style style:name="P122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ca" fo:country="ES" fo:font-weight="normal" style:font-name-asian="Times New Roman" style:font-size-asian="11pt" style:language-asian="zxx" style:country-asian="none" style:font-weight-asian="normal" style:font-name-complex="Arial" style:font-size-complex="11pt" style:language-complex="ar" style:country-complex="SA" style:font-weight-complex="normal"/>
    </style:style>
    <style:style style:name="P123" style:family="paragraph" style:parent-style-name="Header">
      <style:paragraph-properties fo:text-align="end" style:justify-single-word="false"/>
      <style:text-properties fo:color="#3366ff" loext:opacity="100%" style:font-name="Arial" fo:font-size="11pt" fo:language="ca" fo:country="ES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24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/>
    </style:style>
    <style:style style:name="P12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26" style:family="paragraph" style:parent-style-name="Normal_20__28_Web_29_" style:list-style-name="WW8Num36">
      <style:paragraph-properties fo:margin-left="0.116cm" fo:margin-right="0cm" fo:margin-top="0cm" fo:margin-bottom="0.109cm" style:contextual-spacing="false" fo:text-align="justify" style:justify-single-word="false" fo:text-indent="0cm" style:auto-text-indent="false"/>
      <style:text-properties fo:font-size="10pt" fo:language="ca" fo:country="ES" officeooo:paragraph-rsid="00a526cc" fo:background-color="transparent" style:font-size-asian="10pt" style:font-name-complex="Arial"/>
    </style:style>
    <style:style style:name="P127" style:family="paragraph" style:parent-style-name="Normal_20__28_Web_29_" style:list-style-name="WW8Num36">
      <style:paragraph-properties fo:margin-left="0.116cm" fo:margin-right="0cm" fo:margin-top="0cm" fo:margin-bottom="0.109cm" style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28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129" style:family="paragraph" style:parent-style-name="Standard" style:list-style-name="WW8Num27">
      <style:paragraph-properties fo:margin-left="0.116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language="ca" fo:country="ES" fo:background-color="transparent" style:font-name-complex="Arial"/>
    </style:style>
    <style:style style:name="P130" style:family="paragraph" style:parent-style-name="Standard" style:list-style-name="WW8Num27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color="#000000" loext:opacity="100%" style:font-name="Arial" fo:language="ca" fo:country="ES" fo:background-color="transparent" style:font-name-complex="Arial"/>
    </style:style>
    <style:style style:name="P131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5d4a" style:text-blinking="false" fo:background-color="transparent" style:font-size-asian="8pt" style:font-size-complex="8pt"/>
    </style:style>
    <style:style style:name="P132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ba6d8" style:text-blinking="false" fo:background-color="transparent" style:font-size-asian="8pt" style:font-size-complex="8pt"/>
    </style:style>
    <style:style style:name="P133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cdc6f" style:text-blinking="false" fo:background-color="transparent" style:font-size-asian="8pt" style:font-size-complex="8pt"/>
    </style:style>
    <style:style style:name="P134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a0ef3" style:text-blinking="false" fo:background-color="transparent" style:font-size-asian="8pt" style:font-size-complex="8pt"/>
    </style:style>
    <style:style style:name="P135" style:family="paragraph" style:parent-style-name="Table_20_Contents" style:list-style-name="L4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5d4a" style:text-blinking="false" fo:background-color="transparent" style:font-size-asian="8pt" style:font-size-complex="8pt"/>
    </style:style>
    <style:style style:name="P136" style:family="paragraph" style:parent-style-name="Table_20_Contents" style:list-style-name="L4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dabe0" style:text-blinking="false" fo:background-color="transparent" style:font-size-asian="8pt" style:font-size-complex="8pt"/>
    </style:style>
    <style:style style:name="P137" style:family="paragraph" style:parent-style-name="Table_20_Contents" style:list-style-name="L4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124f2" style:text-blinking="false" fo:background-color="transparent" style:font-size-asian="8pt" style:font-size-complex="8pt"/>
    </style:style>
    <style:style style:name="P138" style:family="paragraph" style:parent-style-name="Table_20_Contents" style:list-style-name="L6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f51e2" style:text-blinking="false" fo:background-color="transparent" style:font-size-asian="8pt" style:font-size-complex="8pt"/>
    </style:style>
    <style:style style:name="P139" style:family="paragraph" style:parent-style-name="Table_20_Contents" style:list-style-name="L5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30d8af" style:text-blinking="false" fo:background-color="transparent" style:font-size-asian="8pt" style:font-size-complex="8pt"/>
    </style:style>
    <style:style style:name="P140" style:family="paragraph" style:parent-style-name="Table_20_Contents" style:list-style-name="L5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62a289" officeooo:paragraph-rsid="00e124f2" style:text-blinking="false" fo:background-color="transparent" style:font-size-asian="8pt" style:font-size-complex="8pt"/>
    </style:style>
    <style:style style:name="P141" style:family="paragraph" style:parent-style-name="Table_20_Contents" style:list-style-name="L5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565813" officeooo:paragraph-rsid="00adabe0" style:text-blinking="false" fo:background-color="transparent" style:font-size-asian="8pt" style:font-size-complex="8pt"/>
    </style:style>
    <style:style style:name="P142" style:family="paragraph" style:parent-style-name="Table_20_Contents" style:list-style-name="L6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a7499" officeooo:paragraph-rsid="00daa56a" style:text-blinking="false" fo:background-color="transparent" style:font-size-asian="8pt" style:font-size-complex="8pt"/>
    </style:style>
    <style:style style:name="P143" style:family="paragraph" style:parent-style-name="Table_20_Contents" style:list-style-name="L7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558d4" officeooo:paragraph-rsid="00587a5c" style:text-blinking="false" fo:background-color="transparent" style:font-size-asian="8pt" style:font-size-complex="8pt"/>
    </style:style>
    <style:style style:name="P144" style:family="paragraph" style:parent-style-name="Table_20_Contents" style:list-style-name="L7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4e5b2f" officeooo:paragraph-rsid="00587a5c" style:text-blinking="false" fo:background-color="transparent" style:font-size-asian="8pt" style:font-size-complex="8pt"/>
    </style:style>
    <style:style style:name="P145" style:family="paragraph" style:parent-style-name="Table_20_Contents" style:list-style-name="L7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4e5b2f" officeooo:paragraph-rsid="004e5b2f" style:text-blinking="false" fo:background-color="transparent" style:font-size-asian="8pt" style:font-size-complex="8pt"/>
    </style:style>
    <style:style style:name="P146" style:family="paragraph" style:parent-style-name="Table_20_Contents" style:list-style-name="L6">
      <style:paragraph-properties fo:margin-top="0cm" fo:margin-bottom="0cm" style:contextual-spacing="false" fo:line-height="119%" fo:text-align="justify" style:justify-single-word="false" style:writing-mode="lr-tb"/>
      <style:text-properties officeooo:paragraph-rsid="00db8410"/>
    </style:style>
    <style:style style:name="P147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48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b76a6f" style:text-blinking="false" fo:background-color="transparent" style:font-size-asian="10pt" style:font-size-complex="10pt"/>
    </style:style>
    <style:style style:name="P149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5fae67" style:text-blinking="false" fo:background-color="transparent" style:font-size-asian="10pt" style:font-size-complex="10pt"/>
    </style:style>
    <style:style style:name="P150" style:family="paragraph" style:parent-style-name="Text_20_body" style:list-style-name="L1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b76a6f" style:text-blinking="false" fo:background-color="transparent" style:font-size-asian="10pt" style:font-size-complex="10pt"/>
    </style:style>
    <style:style style:name="P151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52" style:family="paragraph" style:parent-style-name="Text_20_body" style:list-style-name="L2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aa4bdc" style:text-blinking="false" fo:background-color="transparent" style:font-size-asian="10pt" style:font-size-complex="10pt"/>
    </style:style>
    <style:style style:name="P153" style:family="paragraph" style:parent-style-name="Text_20_body" style:list-style-name="L2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54" style:family="paragraph" style:parent-style-name="Text_20_body" style:list-style-name="L1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rsid="00daa56a" officeooo:paragraph-rsid="00ca21ab" style:text-blinking="false" fo:background-color="transparent" style:font-size-asian="10pt" style:font-size-complex="10pt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loext:char-shading-value="0" style:font-size-asian="8pt" style:font-name-complex="Arial" style:font-size-complex="8pt"/>
    </style:style>
    <style:style style:name="T5" style:family="text">
      <style:text-properties style:font-name="Arial" fo:font-size="8pt" officeooo:rsid="00e85d4a" fo:background-color="transparent" loext:char-shading-value="0" style:font-size-asian="8pt"/>
    </style:style>
    <style:style style:name="T6" style:family="text">
      <style:text-properties style:font-name="Arial" fo:font-size="8pt" officeooo:rsid="00a8e2fc" fo:background-color="transparent" loext:char-shading-value="0" style:font-size-asian="8pt"/>
    </style:style>
    <style:style style:name="T7" style:family="text">
      <style:text-properties officeooo:rsid="00b82180"/>
    </style:style>
    <style:style style:name="T8" style:family="text">
      <style:text-properties officeooo:rsid="00e85d4a"/>
    </style:style>
    <style:style style:name="T9" style:family="text">
      <style:text-properties officeooo:rsid="00a8e2fc"/>
    </style:style>
    <style:style style:name="T10" style:family="text">
      <style:text-properties officeooo:rsid="007d0782"/>
    </style:style>
    <style:style style:name="T11" style:family="text">
      <style:text-properties officeooo:rsid="0057449a"/>
    </style:style>
    <style:style style:name="T12" style:family="text">
      <style:text-properties fo:font-size="10pt" style:font-size-asian="10pt" style:font-name-complex="Arial"/>
    </style:style>
    <style:style style:name="T13" style:family="text">
      <style:text-properties fo:font-size="10pt" officeooo:rsid="008c42cc" style:font-size-asian="10pt" style:font-name-complex="Arial"/>
    </style:style>
    <style:style style:name="T14" style:family="text">
      <style:text-properties fo:font-size="10pt" officeooo:rsid="00a8e2fc" style:font-size-asian="10pt" style:font-name-complex="Arial"/>
    </style:style>
    <style:style style:name="T15" style:family="text">
      <style:text-properties fo:font-size="10pt" officeooo:rsid="00c6fac2" style:font-size-asian="10pt" style:font-name-complex="Arial"/>
    </style:style>
    <style:style style:name="T16" style:family="text">
      <style:text-properties fo:font-size="10pt" officeooo:rsid="00e9f5ec" style:font-size-asian="10pt" style:font-name-complex="Arial"/>
    </style:style>
    <style:style style:name="T17" style:family="text">
      <style:text-properties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18" style:family="text">
      <style:text-properties fo:font-size="10pt" fo:font-weight="bold" style:font-size-asian="10pt" style:font-weight-asian="bold" style:font-name-complex="Arial" style:font-weight-complex="bold"/>
    </style:style>
    <style:style style:name="T19" style:family="text">
      <style:text-properties fo:font-size="10pt" fo:font-weight="bold" officeooo:rsid="001709f6" style:font-size-asian="10pt" style:font-weight-asian="bold" style:font-name-complex="Arial" style:font-weight-complex="bold"/>
    </style:style>
    <style:style style:name="T20" style:family="text">
      <style:text-properties fo:font-size="10pt" fo:font-weight="bold" officeooo:rsid="00a8e2fc" style:font-size-asian="10pt" style:font-weight-asian="bold" style:font-name-complex="Arial" style:font-weight-complex="bold"/>
    </style:style>
    <style:style style:name="T21" style:family="text">
      <style:text-properties fo:font-size="10pt" fo:font-weight="bold" officeooo:rsid="00c6fac2" style:font-size-asian="10pt" style:font-weight-asian="bold" style:font-name-complex="Arial" style:font-weight-complex="bold"/>
    </style:style>
    <style:style style:name="T22" style:family="text">
      <style:text-properties fo:font-size="10pt" fo:font-weight="bold" officeooo:rsid="00e9f5ec" style:font-size-asian="10pt" style:font-weight-asian="bold" style:font-name-complex="Arial" style:font-weight-complex="bold"/>
    </style:style>
    <style:style style:name="T23" style:family="text">
      <style:text-properties fo:font-size="10pt" fo:background-color="transparent" loext:char-shading-value="0" style:font-size-asian="10pt" style:font-name-complex="Arial"/>
    </style:style>
    <style:style style:name="T24" style:family="text">
      <style:text-properties fo:font-size="10pt" officeooo:rsid="00336c31" fo:background-color="transparent" loext:char-shading-value="0" style:font-size-asian="10pt" style:font-name-complex="Arial"/>
    </style:style>
    <style:style style:name="T25" style:family="text">
      <style:text-properties fo:font-size="10pt" fo:font-style="italic" style:font-size-asian="10pt" style:font-style-asian="italic" style:font-name-complex="Arial" style:font-style-complex="italic"/>
    </style:style>
    <style:style style:name="T26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9579a" style:font-weight-asian="bold" style:font-weight-complex="bold"/>
    </style:style>
    <style:style style:name="T34" style:family="text">
      <style:text-properties fo:font-weight="bold" officeooo:rsid="00a76956" style:font-weight-asian="bold" style:font-weight-complex="bold"/>
    </style:style>
    <style:style style:name="T35" style:family="text">
      <style:text-properties fo:font-weight="bold" style:font-weight-asian="bold" style:font-name-complex="Arial" style:font-weight-complex="bold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officeooo:rsid="00186545"/>
    </style:style>
    <style:style style:name="T38" style:family="text">
      <style:text-properties fo:font-variant="normal" fo:text-transform="none" fo:letter-spacing="normal" officeooo:rsid="009e5f17"/>
    </style:style>
    <style:style style:name="T39" style:family="text">
      <style:text-properties fo:font-variant="normal" fo:text-transform="none" fo:color="#000000" loext:opacity="100%" fo:letter-spacing="normal" fo:font-style="normal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a7499" style:text-blinking="false" fo:background-color="transparent" loext:char-shading-value="0" style:font-size-asian="8pt" style:font-size-complex="8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bb4e6" style:text-blinking="false" fo:background-color="transparent" loext:char-shading-value="0" style:font-size-asian="8pt" style:font-size-complex="8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aa56a" style:text-blinking="false" fo:background-color="transparent" loext:char-shading-value="0" style:font-size-asian="8pt" style:font-size-complex="8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b8410" style:text-blinking="false" fo:background-color="transparent" loext:char-shading-value="0" style:font-size-asian="8pt" style:font-size-complex="8pt"/>
    </style:style>
    <style:style style:name="T44" style:family="text">
      <style:text-properties officeooo:rsid="00186545"/>
    </style:style>
    <style:style style:name="T45" style:family="text">
      <style:text-properties officeooo:rsid="0018be96"/>
    </style:style>
    <style:style style:name="T46" style:family="text">
      <style:text-properties officeooo:rsid="0023dbee"/>
    </style:style>
    <style:style style:name="T47" style:family="text">
      <style:text-properties officeooo:rsid="00294224"/>
    </style:style>
    <style:style style:name="T48" style:family="text">
      <style:text-properties officeooo:rsid="002d467c"/>
    </style:style>
    <style:style style:name="T49" style:family="text">
      <style:text-properties officeooo:rsid="0030d8af"/>
    </style:style>
    <style:style style:name="T50" style:family="text">
      <style:text-properties officeooo:rsid="0041981c"/>
    </style:style>
    <style:style style:name="T51" style:family="text">
      <style:text-properties officeooo:rsid="00460f2f"/>
    </style:style>
    <style:style style:name="T52" style:family="text">
      <style:text-properties officeooo:rsid="00565813"/>
    </style:style>
    <style:style style:name="T53" style:family="text">
      <style:text-properties fo:color="#000000" loext:opacity="100%" fo:font-style="normal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54" style:family="text">
      <style:text-properties fo:color="#000000" loext:opacity="100%" fo:font-style="normal" officeooo:rsid="00186545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55" style:family="text">
      <style:text-properties fo:color="#000000" loext:opacity="100%" fo:font-style="normal" officeooo:rsid="009e5f17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56" style:family="text">
      <style:text-properties officeooo:rsid="00587a5c"/>
    </style:style>
    <style:style style:name="T57" style:family="text">
      <style:text-properties officeooo:rsid="001d3a67"/>
    </style:style>
    <style:style style:name="T58" style:family="text">
      <style:text-properties officeooo:rsid="005fae67"/>
    </style:style>
    <style:style style:name="T59" style:family="text">
      <style:text-properties officeooo:rsid="006851de"/>
    </style:style>
    <style:style style:name="T60" style:family="text">
      <style:text-properties officeooo:rsid="006b66e5"/>
    </style:style>
    <style:style style:name="T61" style:family="text">
      <style:text-properties officeooo:rsid="0071ac35"/>
    </style:style>
    <style:style style:name="T62" style:family="text">
      <style:text-properties officeooo:rsid="0075b386"/>
    </style:style>
    <style:style style:name="T63" style:family="text">
      <style:text-properties officeooo:rsid="00769e59"/>
    </style:style>
    <style:style style:name="T64" style:family="text">
      <style:text-properties officeooo:rsid="0062a289"/>
    </style:style>
    <style:style style:name="T65" style:family="text">
      <style:text-properties officeooo:rsid="007fd3f6"/>
    </style:style>
    <style:style style:name="T66" style:family="text">
      <style:text-properties officeooo:rsid="00818bd1"/>
    </style:style>
    <style:style style:name="T67" style:family="text">
      <style:text-properties officeooo:rsid="008558d4"/>
    </style:style>
    <style:style style:name="T68" style:family="text">
      <style:text-properties officeooo:rsid="008681d3"/>
    </style:style>
    <style:style style:name="T69" style:family="text">
      <style:text-properties officeooo:rsid="0089deb7"/>
    </style:style>
    <style:style style:name="T70" style:family="text">
      <style:text-properties officeooo:rsid="008a4698"/>
    </style:style>
    <style:style style:name="T71" style:family="text">
      <style:text-properties officeooo:rsid="0094b913"/>
    </style:style>
    <style:style style:name="T72" style:family="text">
      <style:text-properties officeooo:rsid="0096a2bb"/>
    </style:style>
    <style:style style:name="T73" style:family="text">
      <style:text-properties officeooo:rsid="0097c806"/>
    </style:style>
    <style:style style:name="T74" style:family="text">
      <style:text-properties officeooo:rsid="009b6452"/>
    </style:style>
    <style:style style:name="T75" style:family="text">
      <style:text-properties officeooo:rsid="009cdd23"/>
    </style:style>
    <style:style style:name="T76" style:family="text">
      <style:text-properties officeooo:rsid="009e2618"/>
    </style:style>
    <style:style style:name="T77" style:family="text">
      <style:text-properties officeooo:rsid="009f3724"/>
    </style:style>
    <style:style style:name="T78" style:family="text">
      <style:text-properties officeooo:rsid="00a3667f"/>
    </style:style>
    <style:style style:name="T79" style:family="text">
      <style:text-properties officeooo:rsid="00a76956"/>
    </style:style>
    <style:style style:name="T80" style:family="text">
      <style:text-properties officeooo:rsid="00aa4bdc"/>
    </style:style>
    <style:style style:name="T81" style:family="text">
      <style:text-properties officeooo:rsid="00aba6d8"/>
    </style:style>
    <style:style style:name="T82" style:family="text">
      <style:text-properties officeooo:rsid="00b0b8e4"/>
    </style:style>
    <style:style style:name="T83" style:family="text">
      <style:text-properties officeooo:rsid="00b0d57c"/>
    </style:style>
    <style:style style:name="T84" style:family="text">
      <style:text-properties officeooo:rsid="00b12a8d"/>
    </style:style>
    <style:style style:name="T85" style:family="text">
      <style:text-properties officeooo:rsid="00b14a93"/>
    </style:style>
    <style:style style:name="T86" style:family="text">
      <style:text-properties officeooo:rsid="00b164f2"/>
    </style:style>
    <style:style style:name="T87" style:family="text">
      <style:text-properties officeooo:rsid="00b2535f"/>
    </style:style>
    <style:style style:name="T88" style:family="text">
      <style:text-properties officeooo:rsid="00b446c3"/>
    </style:style>
    <style:style style:name="T89" style:family="text">
      <style:text-properties officeooo:rsid="00b837a4"/>
    </style:style>
    <style:style style:name="T90" style:family="text">
      <style:text-properties officeooo:rsid="00ba7499"/>
    </style:style>
    <style:style style:name="T91" style:family="text">
      <style:text-properties officeooo:rsid="00bbb4e6"/>
    </style:style>
    <style:style style:name="T92" style:family="text">
      <style:text-properties officeooo:rsid="00bd14ff"/>
    </style:style>
    <style:style style:name="T93" style:family="text">
      <style:text-properties officeooo:rsid="00be5961"/>
    </style:style>
    <style:style style:name="T94" style:family="text">
      <style:text-properties officeooo:rsid="00c86c0d"/>
    </style:style>
    <style:style style:name="T95" style:family="text">
      <style:text-properties officeooo:rsid="00ca21ab"/>
    </style:style>
    <style:style style:name="T96" style:family="text">
      <style:text-properties officeooo:rsid="00cc281e"/>
    </style:style>
    <style:style style:name="T97" style:family="text">
      <style:text-properties officeooo:rsid="00ce686d"/>
    </style:style>
    <style:style style:name="T98" style:family="text">
      <style:text-properties officeooo:rsid="00d36b9c"/>
    </style:style>
    <style:style style:name="T99" style:family="text">
      <style:text-properties officeooo:rsid="00daa56a"/>
    </style:style>
    <style:style style:name="T100" style:family="text">
      <style:text-properties officeooo:rsid="00dbbc01"/>
    </style:style>
    <style:style style:name="T101" style:family="text">
      <style:text-properties officeooo:rsid="00dc44e3"/>
    </style:style>
    <style:style style:name="T102" style:family="text">
      <style:text-properties officeooo:rsid="00de499c"/>
    </style:style>
    <style:style style:name="T103" style:family="text">
      <style:text-properties officeooo:rsid="00df7d18"/>
    </style:style>
    <style:style style:name="T104" style:family="text">
      <style:text-properties officeooo:rsid="00dfecd1"/>
    </style:style>
    <style:style style:name="T105" style:family="text">
      <style:text-properties officeooo:rsid="00e033a5"/>
    </style:style>
    <style:style style:name="T106" style:family="text">
      <style:text-properties officeooo:rsid="00e1de18"/>
    </style:style>
    <style:style style:name="T107" style:family="text">
      <style:text-properties officeooo:rsid="00e35b81"/>
    </style:style>
    <style:style style:name="T108" style:family="text">
      <style:text-properties officeooo:rsid="00e8c4ee"/>
    </style:style>
    <style:style style:name="T109" style:family="text">
      <style:text-properties officeooo:rsid="00e9f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9cm" fo:text-indent="-0.635cm" fo:margin-left="1.5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9cm" fo:text-indent="-0.635cm" fo:margin-left="2.8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9cm" fo:text-indent="-0.635cm" fo:margin-left="4.1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9cm" fo:text-indent="-0.635cm" fo:margin-left="5.3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9cm" fo:text-indent="-0.635cm" fo:margin-left="6.6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/>
      <text:p text:style-name="P28"/>
      <text:p text:style-name="P22">DAM CFGS Desenvolupament d'Ap<text:span text:style-name="T50">licacio</text:span>ns Multiplataforma</text:p>
      <text:p text:style-name="P23">DAW CFGS Desenvolupament d'Ap<text:span text:style-name="T50">licacio</text:span>ns Web</text:p>
      <text:h text:style-name="P124" text:outline-level="1">Mòdul 3B – Programació Orientada a Objectes</text:h>
      <text:h text:style-name="P125" text:outline-level="1">UF5 – POO. Llibreries de classes fonamentals</text:h>
      <text:h text:style-name="P125" text:outline-level="1">Unitat 3 – Classes fonamentals</text:h>
      <text:p text:style-name="P42">EAC9</text:p>
      <text:p text:style-name="P24">(Curs 20<text:span text:style-name="T7">21</text:span>–<text:span text:style-name="T70">22</text:span> / <text:span text:style-name="T99">1r </text:span>semestre)</text:p>
      <text:p text:style-name="P35"/>
      <text:p text:style-name="P43"/>
      <text:p text:style-name="P53">Presentació i resultats d'aprenentatge</text:p>
      <text:p text:style-name="P2"/>
      <text:p text:style-name="P38"><text:span text:style-name="T12">Aquest exercici d’avaluació continuada (EAC) es correspon amb els continguts treballats a la unitat 3 </text:span><text:span text:style-name="T17">“Classes fonamentals</text:span><text:bookmark-start text:name="__DdeLink__1190_719799010"/><text:span text:style-name="T17">”</text:span><text:bookmark-end text:name="__DdeLink__1190_719799010"/><text:span text:style-name="T17">.</text:span></text:p>
      <text:p text:style-name="P37"><text:span text:style-name="T12">Els </text:span><text:span text:style-name="T18">resultats d'aprenentatge</text:span><text:span text:style-name="T12"> que es plantegen són:</text:span></text:p>
      <text:list xml:id="list2994745765" text:style-name="WW8Num36">
        <text:list-item>
          <text:p text:style-name="P126">Gestiona els errors que poden aparèixer en els programes, utilitzant el control d’excepcions facilitat pel llenguatge. </text:p>
        </text:list-item>
        <text:list-item>
          <text:p text:style-name="P127">Escriu programes que manipulin informació seleccionant i utilitzant els tipus avançats de dades facilitats pel llenguatge.</text:p>
        </text:list-item>
      </text:list>
      <text:p text:style-name="P34"/>
      <text:p text:style-name="P53">Criteris d’avaluació</text:p>
      <text:p text:style-name="P34"/>
      <text:p text:style-name="P47">La puntuació màxima assignada a cada activitat s’indica a l’enunciat.</text:p>
      <text:p text:style-name="P44">Els criteris que es tindran en compte per avaluar el treball de l’alumnat són els següents:</text:p>
      <text:list xml:id="list1812149528" text:style-name="WW8Num27">
        <text:list-item>
          <text:p text:style-name="P129">Reconeix els mecanismes de control d’excepcions facilitats pel llenguatge. </text:p>
        </text:list-item>
        <text:list-item>
          <text:p text:style-name="P129">Implementa la gestió d’excepcions en la utilització de classes facilitades pel llenguatge. </text:p>
        </text:list-item>
        <text:list-item>
          <text:p text:style-name="P129">Implementa el llançament d’excepcions en les classes que desenvolupa. </text:p>
        </text:list-item>
        <text:list-item>
          <text:p text:style-name="P129">Reconeix la incidència de l’herència en la gestió d’excepcions.</text:p>
        </text:list-item>
        <text:list-item>
          <text:p text:style-name="P129">Escriu programes que utilitzin taules (arrays)</text:p>
        </text:list-item>
        <text:list-item>
          <text:p text:style-name="P129">Reconeix les llibreries de classes relacionades amb la representació i manipulació de col·leccions </text:p>
        </text:list-item>
        <text:list-item>
          <text:p text:style-name="P129">Utilitza les classes bàsiques (vectors, llistes, piles, cues, taules de Hash) per emmagatzemar i processar informació. </text:p>
        </text:list-item>
        <text:list-item>
          <text:p text:style-name="P129">Utilitza iteradors <text:span text:style-name="T46">o for </text:span>per recórrer els elements de les col·leccions. </text:p>
        </text:list-item>
        <text:list-item>
          <text:p text:style-name="P129">Reconeix les característiques i avantatges de cada una de les col·leccions de dades disponibles. </text:p>
        </text:list-item>
        <text:list-item>
          <text:p text:style-name="P129">Crea classes i mètodes genèrics. </text:p>
        </text:list-item>
        <text:list-item>
          <text:p text:style-name="P129">Utilitza expressions regulars en la recerca de patrons en cadenes de text. </text:p>
        </text:list-item>
        <text:list-item>
          <text:p text:style-name="P129">Identifica les classes relacionades amb el tractament de documents XML. </text:p>
        </text:list-item>
        <text:list-item>
          <text:p text:style-name="P129">Dissenya programes que realitzen manipulacions sobre documents XML.</text:p>
          <text:p text:style-name="P130"/>
        </text:list-item>
      </text:list>
      <text:p text:style-name="P54">Forma i data de lliurament</text:p>
      <text:p text:style-name="P45"/>
      <text:p text:style-name="P36"><text:span text:style-name="T23">Un cop finalitzat l’exercici d’avaluació continuada heu d’enviar </text:span><text:span text:style-name="T24">la solució</text:span><text:span text:style-name="T23"> des de l'apartat</text:span><text:span text:style-name="T17"> Lliurament</text:span><text:span text:style-name="T23"> </text:span><text:span text:style-name="T17">EAC9</text:span><text:span text:style-name="T23"> de l'aula, dins del termini establert. Tingueu en compte que el sistema no permetrà fer lliuraments després de la data i hora indicades.</text:span></text:p>
      <text:p text:style-name="P29"/>
      <text:p text:style-name="P49"/>
      <text:p text:style-name="P55">Important</text:p>
      <text:p text:style-name="P49"/>
      <text:p text:style-name="P50"><text:span text:style-name="T28">Heu d'entregar la</text:span><text:span text:style-name="T27"> carpeta completa del projecte de Netbeans,</text:span><text:span text:style-name="T28"> i comprimir-ho tot</text:span><text:span text:style-name="T29"> amb un</text:span> compressor lliure (zip, 7z o tar.gz). <text:span text:style-name="T31">RAR no és un compressor lliure i no es pot fer servir per lliurar fitxers</text:span>.</text:p>
      <text:p text:style-name="P46"/>
      <text:p text:style-name="P45"/>
      <text:p text:style-name="P30"><text:span text:style-name="T12">El nom del fitxer serà el següent: </text:span><text:span text:style-name="T19">DA2</text:span><text:span text:style-name="T18">M03B_EAC9_Cognom1_Inicial del cognom2.zip. </text:span><text:span text:style-name="T12">Els cognoms s’escriuran sense accents. Per exemple, l’estudiant </text:span><text:span text:style-name="T25">Joan García Santos</text:span><text:span text:style-name="T12"> posaria el següent nom al seu fitxer de l’EAC9: </text:span><text:span text:style-name="T19">DA2</text:span><text:span text:style-name="T18">M03B _EAC9_Garcia_S.zip</text:span><text:span text:style-name="T12">.</text:span></text:p>
      <text:p text:style-name="P45"/>
      <text:p text:style-name="P30"><text:span text:style-name="T12">Substituïu </text:span><text:span text:style-name="T26">Nom i cognoms</text:span><text:span text:style-name="T12"> de la capçalera per les vostres dades personals.</text:span></text:p>
      <text:p text:style-name="P45"/>
      <text:p text:style-name="P30"><text:span text:style-name="T12">El termini de lliurament finalitza a les </text:span><text:span text:style-name="T18">23:55 h </text:span><text:span text:style-name="T12">del dia</text:span><text:span text:style-name="T18"> </text:span><text:span text:style-name="T22">10</text:span><text:span text:style-name="T18">/</text:span><text:span text:style-name="T22">11</text:span><text:span text:style-name="T18">/20</text:span><text:span text:style-name="T20">2</text:span><text:span text:style-name="T21">1</text:span><text:span text:style-name="T18">.</text:span><text:span text:style-name="T12"> <text:s/>La proposta de solució de l’EAC </text:span><text:span text:style-name="T13">es publicarà el dia </text:span><text:span text:style-name="T16">11</text:span><text:span text:style-name="T13">/</text:span><text:span text:style-name="T16">11</text:span><text:span text:style-name="T13">/</text:span><text:span text:style-name="T14">202</text:span><text:span text:style-name="T15">1</text:span><text:span text:style-name="T12"> i les qualificacions el dia </text:span><text:span text:style-name="T16">22</text:span><text:span text:style-name="T12">/</text:span><text:span text:style-name="T16">11</text:span><text:span text:style-name="T12">/20</text:span><text:span text:style-name="T14">2</text:span><text:span text:style-name="T15">1</text:span><text:span text:style-name="T12">.</text:span></text:p>
      <text:p text:style-name="P34"/>
      <text:p text:style-name="P53">Enunciat</text:p>
      <text:p text:style-name="P43"/>
      <text:p text:style-name="P48">Enunciat general.</text:p>
      <text:p text:style-name="P32"/>
      <text:p text:style-name="P51">En aquest EAC continuem el desenvolupament de l’<text:span text:style-name="T57">aplicació </text:span><text:bookmark-start text:name="__DdeLink__3991_2227020993"/><text:span text:style-name="T57">per </text:span><text:bookmark-start text:name="__DdeLink__1141_1090708381"/><text:span text:style-name="T57">gestionar </text:span><text:bookmark-end text:name="__DdeLink__3991_2227020993"/><text:bookmark-end text:name="__DdeLink__1141_1090708381"/><text:span text:style-name="T57">els tallers mecànics.</text:span></text:p>
      <text:p text:style-name="P33">Pels que inicieu el mòdul en aquesta unitat formativa, us recomano llegir els enunciats de<text:span text:style-name="T79">l</text:span>s EACs anteriors per comprendre l'objectiu de la nostra <text:span text:style-name="T51">aplicació.</text:span></text:p>
      <text:p text:style-name="P117"><text:bookmark text:name="docs-internal-guid-231b9f40-121f-b01e-c666-a2ff67b2f097"/>En aquest EAC9, a partir del projecte NetBeans publicat com a base per aquest exercici, heu de desenvolupar i/o completar les classes per aconseguir implementar els requeriments que s'expliquen a continuació.</text:p>
      <text:p text:style-name="P116"/>
      <text:p text:style-name="P116">Per aquest EAC, s<text:span text:style-name="T79">e </text:span>us requereix tres grans grups de requeriments:</text:p>
      <text:p text:style-name="P116"/>
      <text:list xml:id="list2377376174" text:style-name="L1">
        <text:list-item>
          <text:p text:style-name="P147">Pel que fa a excepcions</text:p>
          <text:list>
            <text:list-item>
              <text:p text:style-name="P150">es controlarà que l'usuari doni opcions numèriques als menús.</text:p>
            </text:list-item>
            <text:list-item>
              <text:p text:style-name="P150">es controlarà no sobrepassar el màxim d'elements de<text:span text:style-name="T58">ls arrays.</text:span></text:p>
            </text:list-item>
            <text:list-item>
              <text:p text:style-name="P148">s'afegirà el llançament d'excepcions pròpies per controlar errors o validacions.</text:p>
              <text:p text:style-name="P148"/>
            </text:list-item>
          </text:list>
        </text:list-item>
        <text:list-item>
          <text:p text:style-name="P147">Pel que fa a <text:span text:style-name="T99">les col.leccions</text:span></text:p>
          <text:list>
            <text:list-item>
              <text:p text:style-name="P150">conservareu <text:span text:style-name="T58">l’</text:span>array <text:span text:style-name="T58">d’</text:span>Application.</text:p>
            </text:list-item>
            <text:list-item>
              <text:p text:style-name="P154">canviareu els arrays recanvis i mecanics de la classe Reparacio per ArraysList que guardareu en un Map.</text:p>
            </text:list-item>
            <text:list-item>
              <text:p text:style-name="P149">canviareu <text:span text:style-name="T58">l’array</text:span> <text:span text:style-name="T95">dels components de Taller</text:span> per <text:span text:style-name="T7">un</text:span> <text:span text:style-name="T60">List.</text:span></text:p>
              <text:p text:style-name="P149"/>
            </text:list-item>
          </text:list>
        </text:list-item>
        <text:list-item>
          <text:p text:style-name="P147">Pel que fa a XML</text:p>
          <text:list>
            <text:list-item>
              <text:p text:style-name="P151">fareu persistent <text:span text:style-name="T93">un taller</text:span>, és a dir, podreu desar <text:span text:style-name="T8">en</text:span> un fitxer totes les dades <text:span text:style-name="T10">d’un dels tallers de l’aplicació</text:span>, amb els seus <text:span text:style-name="T58">components</text:span>, i després es podrà recuperar des de<text:span text:style-name="T80">l fitxer generat</text:span> creant els objectes adients i <text:span text:style-name="T58">els seus atributs.</text:span></text:p>
            </text:list-item>
          </text:list>
        </text:list-item>
      </text:list>
      <text:p text:style-name="P115"/>
      <text:p text:style-name="P115"/>
      <text:p text:style-name="P115"><text:soft-page-break/>Abans de d’escriure els requeriments detallats <text:span text:style-name="T45">de cada pregunta</text:span>, heu de tenir en compte les següents consideracions:</text:p>
      <text:p text:style-name="P115"/>
      <text:list xml:id="list2595708658" text:style-name="L2">
        <text:list-item>
          <text:p text:style-name="P152">S'ha afegit el paquet <text:span text:style-name="T35">“</text:span>persistencia<text:span text:style-name="T35">”</text:span> amb les classes / interfícies GestorPersistencia i ProveedorPersistencia que no s'han de modificar. En aquest mateix paquet també teniu la classe GestorXML que és la que haureu de modificar / desenvolupar.</text:p>
          <text:p text:style-name="P152"/>
        </text:list-item>
        <text:list-item>
          <text:p text:style-name="P152">Aquest esquema de classes al paquet <text:span text:style-name="T35">“</text:span>persistencia<text:span text:style-name="T35">”</text:span> s'ha fet així, perquè al llarg del curs, en EAC<text:span text:style-name="T80">s</text:span> posteriors, haureu d'afegir altres classes de persistència (sobre bases de dades <text:span text:style-name="T89">i fitxers d’objectes serialitzats</text:span>)</text:p>
          <text:p text:style-name="P152"/>
        </text:list-item>
        <text:list-item>
          <text:p text:style-name="P153"><text:span text:style-name="T32">És molt important desenvolupar en l'ordre que s</text:span><text:span text:style-name="T34">e </text:span><text:span text:style-name="T32">us mostra </text:span><text:span text:style-name="T33">a la graella</text:span><text:span text:style-name="T32"> següent</text:span>, la de requeriments detallats.</text:p>
        </text:list-item>
      </text:list>
      <text:p text:style-name="P20"/>
      <text:p text:style-name="P20">Els requeriments detallats que heu de desenvolupar són els <text:span text:style-name="T49">de les graelles que s’inclouen a cada pregunta.</text:span></text:p>
      <text:p text:style-name="P19"/>
      <text:p text:style-name="P57">1. Excepcions. <text:span text:style-name="T44">(2 punts)</text:span></text:p>
      <text:p text:style-name="P57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2879990257088">
            <table:table-cell table:style-name="Tabla1.A1" office:value-type="string">
              <text:p text:style-name="P119">Classe</text:p>
            </table:table-cell>
            <table:table-cell table:style-name="Tabla1.A1" office:value-type="string">
              <text:p text:style-name="P119">Mètode</text:p>
            </table:table-cell>
            <table:table-cell table:style-name="Tabla1.A1" office:value-type="string">
              <text:p text:style-name="P119">Requeriments detallats a desenvolupar</text:p>
            </table:table-cell>
          </table:table-row>
        </table:table-header-rows>
        <table:table-row table:style-name="TableLine2879990267152">
          <table:table-cell table:style-name="Tabla1.A2" office:value-type="string">
            <text:p text:style-name="P86">Gestor<text:bookmark-start text:name="__DdeLink__1547_147856212"/><text:span text:style-name="T104">T</text:span><text:bookmark-end text:name="__DdeLink__1547_147856212"/><text:span text:style-name="T104">allerMecanic</text:span>Exception</text:p>
          </table:table-cell>
          <table:table-cell table:style-name="Tabla1.B2" office:value-type="string">
            <text:p text:style-name="P60">getMessage()</text:p>
          </table:table-cell>
          <table:table-cell table:style-name="Tabla1.C2" office:value-type="string">
            <text:p text:style-name="P67">És un mètode heretat <text:span text:style-name="T89">de la classe Exception </text:span>que heu de reescriure.</text:p>
            <text:p text:style-name="P67">Heu de mostrar el codi de causa del missatge i el text del missatge.</text:p>
          </table:table-cell>
        </table:table-row>
        <table:table-row table:style-name="TableLine2879990259264">
          <table:table-cell table:style-name="Tabla1.A3" office:value-type="string">
            <text:p text:style-name="P110">Reparacio</text:p>
          </table:table-cell>
          <table:table-cell table:style-name="Tabla1.B3" office:value-type="string">
            <text:p text:style-name="P102"><text:span text:style-name="T94">a</text:span>dd<text:span text:style-name="T104">Mecanic i addRecanvi</text:span></text:p>
          </table:table-cell>
          <table:table-cell table:style-name="Tabla1.C3" office:value-type="string">
            <text:p text:style-name="P103"><text:bookmark-start text:name="__DdeLink__1391_2816421864"/>En aquest cas en el següent requadre de requeriments ús expliquem el que heu de fer, ja que abans heu de fer les modificacions dels arrays p<text:span text:style-name="T104">e</text:span>l Map.<text:bookmark-end text:name="__DdeLink__1391_2816421864"/></text:p>
          </table:table-cell>
        </table:table-row>
        <table:table-row table:style-name="TableLine2879990266608">
          <table:table-cell table:style-name="Tabla1.A4" office:value-type="string">
            <text:p text:style-name="P16">Taller</text:p>
          </table:table-cell>
          <table:table-cell table:style-name="Tabla1.B4" office:value-type="string">
            <text:p text:style-name="P88">add<text:bookmark-start text:name="__DdeLink__1213_71979901011"/>C<text:bookmark-end text:name="__DdeLink__1213_71979901011"/>lient, <text:bookmark-start text:name="__DdeLink__1201_114158911921"/><text:bookmark-start text:name="__DdeLink__1331_393662386111"/>add<text:bookmark-end text:name="__DdeLink__1201_114158911921"/>Mecanic, <text:s/><text:bookmark-start text:name="__DdeLink__1203_114158911921"/>add<text:bookmark-end text:name="__DdeLink__1203_114158911921"/>Recanvi <text:span text:style-name="T104">i</text:span> add<text:bookmark-end text:name="__DdeLink__1331_393662386111"/>Reparacio</text:p>
          </table:table-cell>
          <table:table-cell table:style-name="Tabla1.C4" office:value-type="string">
            <text:p text:style-name="P65"><text:bookmark-start text:name="__DdeLink__1212_1141589119"/><text:span text:style-name="T81">Els 4 mètodes implicats s’han de modificar perquè quan trobem un dels components, en lloc de mostrar-li a l’usuari el missatge corresponent, es llenci una excepció de tipus </text:span><text:bookmark-start text:name="__DdeLink__1213_1090708381"/><text:bookmark-start text:name="__DdeLink__1605_3242900525"/><text:span text:style-name="T81">GestorTallerMecanicException</text:span><text:bookmark-end text:name="__DdeLink__1213_1090708381"/><text:bookmark-end text:name="__DdeLink__1605_3242900525"/><text:span text:style-name="T81"> com es detalla a continuació:</text:span></text:p>
            <text:p text:style-name="P64"/>
            <text:list xml:id="list3489587846" text:style-name="L3">
              <text:list-item>
                <text:p text:style-name="P131"><text:bookmark-start text:name="__DdeLink__1011_1125865135"/><text:bookmark-start text:name="__DdeLink__1322_2816421864"/><text:span text:style-name="T64">El mètode addClient, s’ha de modificar perquè </text:span><text:bookmark-start text:name="__DdeLink__1113_1094993000"/><text:span text:style-name="T64">quan </text:span><text:bookmark-end text:name="__DdeLink__1011_1125865135"/><text:bookmark-end text:name="__DdeLink__1113_1094993000"/><text:span text:style-name="T64">trobem el client que volem afegir, en lloc de mostrar-li a l’usuari el missatge, es llenci una excepció de tipus </text:span><text:bookmark-start text:name="__DdeLink__1213_10907083811"/><text:span text:style-name="T64">GestorTallerMecanicException</text:span><text:bookmark-end text:name="__DdeLink__1213_10907083811"/><text:span text:style-name="T64"> amb codi ''5''.</text:span><text:bookmark-end text:name="__DdeLink__1322_2816421864"/></text:p>
                <text:p text:style-name="P132"/>
              </text:list-item>
              <text:list-item>
                <text:p text:style-name="P131"><text:bookmark-start text:name="__DdeLink__1217_1141589119"/><text:bookmark-start text:name="__DdeLink__1011_11258651351"/><text:span text:style-name="T64">El mètode addMecanic, s’ha de modificar perquè </text:span><text:bookmark-start text:name="__DdeLink__1113_10949930001"/><text:span text:style-name="T64">quan </text:span><text:bookmark-end text:name="__DdeLink__1217_1141589119"/><text:bookmark-end text:name="__DdeLink__1011_11258651351"/><text:bookmark-end text:name="__DdeLink__1113_10949930001"/><text:bookmark-end text:name="__DdeLink__1212_1141589119"/><text:span text:style-name="T64">trobem el mecànic o mecànica que volem afegir, en lloc de mostrar-li a l’usuari el missatge, es llenci una excepció de tipus </text:span><text:bookmark-start text:name="__DdeLink__1213_109070838111"/><text:span text:style-name="T64">GestorTallerMecanicException</text:span><text:bookmark-end text:name="__DdeLink__1213_109070838111"/><text:span text:style-name="T64"> amb codi ''6''.</text:span></text:p>
                <text:p text:style-name="P133"/>
              </text:list-item>
              <text:list-item>
                <text:p text:style-name="P131"><text:bookmark-start text:name="__DdeLink__1011_112586513511"/><text:bookmark-start text:name="__DdeLink__1217_11415891191"/><text:span text:style-name="T64">El mètode addRecanvi, s’ha de modificar perquè </text:span><text:bookmark-start text:name="__DdeLink__1113_109499300011"/><text:span text:style-name="T64">quan </text:span><text:bookmark-end text:name="__DdeLink__1011_112586513511"/><text:bookmark-end text:name="__DdeLink__1217_11415891191"/><text:bookmark-end text:name="__DdeLink__1113_109499300011"/><text:span text:style-name="T64">trobem <text:s/>el recanvi que volem afegir, en lloc de mostrar-li a l’usuari el missatge, es llenci una excepció de tipus </text:span><text:bookmark-start text:name="__DdeLink__1213_1090708381112"/><text:span text:style-name="T64">GestorTallerMecanicException</text:span><text:bookmark-end text:name="__DdeLink__1213_1090708381112"/><text:span text:style-name="T64"> amb codi ''7''.</text:span></text:p>
                <text:p text:style-name="P134"/>
              </text:list-item>
              <text:list-item>
                <text:p text:style-name="P131"><text:bookmark-start text:name="__DdeLink__1011_112586513512"/><text:bookmark-start text:name="__DdeLink__1217_11415891192"/><text:span text:style-name="T64">El mètode addReparacio, s’ha de modificar perquè </text:span><text:bookmark-start text:name="__DdeLink__1113_109499300012"/><text:span text:style-name="T64">quan </text:span><text:bookmark-end text:name="__DdeLink__1011_112586513512"/><text:bookmark-end text:name="__DdeLink__1217_11415891192"/><text:bookmark-end text:name="__DdeLink__1113_109499300012"/><text:span text:style-name="T64">trobem la reparació que volem afegir, en lloc de mostrar-li a l’usuari el missatge, es llenci una excepció de tipus </text:span><text:bookmark-start text:name="__DdeLink__1616_147856212"/><text:bookmark-start text:name="__DdeLink__1213_1090708381113"/><text:span text:style-name="T64">GestorTallerMecanicException</text:span><text:bookmark-end text:name="__DdeLink__1616_147856212"/><text:bookmark-end text:name="__DdeLink__1213_1090708381113"/><text:span text:style-name="T64"> amb codi ''8''.</text:span></text:p>
              </text:list-item>
            </text:list>
            <text:p text:style-name="P74"/>
            <text:p text:style-name="P104">Modificar altres mètodes per adaptar-los a les modificacions anteriors.</text:p>
          </table:table-cell>
        </table:table-row>
        <table:table-row table:style-name="TableLine2879990259808">
          <table:table-cell table:style-name="Tabla1.A7" table:number-rows-spanned="3" office:value-type="string">
            <text:p text:style-name="P9">Application</text:p>
            <text:p text:style-name="P8"/>
            <text:p text:style-name="P8"/>
            <text:p text:style-name="P8"/>
            <text:p text:style-name="P8"/>
          </table:table-cell>
          <table:table-cell table:style-name="Tabla1.B5" office:value-type="string">
            <text:p text:style-name="P60">main</text:p>
          </table:table-cell>
          <table:table-cell table:style-name="Tabla1.C7" office:value-type="string">
            <text:p text:style-name="P78">Ha de capturar l<text:span text:style-name="T52">es excepcions de tipus</text:span> <text:bookmark-start text:name="__DdeLink__1126_1094993000"/><text:span text:style-name="T81">GestorTallerMecanicException</text:span><text:bookmark-end text:name="__DdeLink__1126_1094993000"/> i mostrar per consola <text:s/>el missatge <text:span text:style-name="T71">associat a l’excepció</text:span> <text:span text:style-name="T52">mitjançant el mètode adient de la classe GestorTallerMecanicException.</text:span></text:p>
          </table:table-cell>
        </table:table-row>
        <table:table-row table:style-name="TableLine2879990260080">
          <table:covered-table-cell table:style-name="Tabla1.A7"/>
          <table:table-cell table:style-name="Tabla1.B6" office:value-type="string">
            <text:p text:style-name="P60">menuPrincipal</text:p>
          </table:table-cell>
          <table:table-cell table:style-name="Tabla1.C7" office:value-type="string">
            <text:p text:style-name="P78">Ha de delegar <text:span text:style-name="T71">les excepcions que es puguin produir de tipus</text:span> <text:bookmark-start text:name="__DdeLink__1144_1094993000"/><text:span text:style-name="T81">GestorTallerMecanicException</text:span><text:bookmark-end text:name="__DdeLink__1144_1094993000"/><text:span text:style-name="T81"> al mètode main.</text:span></text:p>
            <text:p text:style-name="P67">Ha de capturar les excepcions següents i fer el que s'explica:</text:p>
            <text:p text:style-name="P67"/>
            <text:list xml:id="list2220199501" text:style-name="L4">
              <text:list-item>
                <text:p text:style-name="P135">opció no numèrica <text:span text:style-name="T52">(InputMismatchException)</text:span> → ha de llançar <text:bookmark-start text:name="__DdeLink__1650_147856212"/><text:span text:style-name="T81">GestorTallerMecanicException</text:span><text:bookmark-end text:name="__DdeLink__1650_147856212"/> amb codi de causa "1"</text:p>
                <text:p text:style-name="P136"/>
              </text:list-item>
              <text:list-item>
                <text:p text:style-name="P137"><text:soft-page-break/>superació del màxim <text:span text:style-name="T72">de components</text:span> de l'array <text:span text:style-name="T52">(ArrayIndexOutOfBoundsException)</text:span> → ha de llançar <text:span text:style-name="T64">GestorTallerMecanicException</text:span> amb codi de causa "<text:span text:style-name="T96">9</text:span>"</text:p>
              </text:list-item>
            </text:list>
          </table:table-cell>
        </table:table-row>
        <table:table-row table:style-name="TableLine2879990270688">
          <table:covered-table-cell table:style-name="Tabla1.A7"/>
          <table:table-cell table:style-name="Tabla1.B7" office:value-type="string">
            <text:p text:style-name="P60"><text:span text:style-name="T105">m</text:span>enu<text:span text:style-name="T105">Tallers, menuComponents i menuReparacions</text:span></text:p>
          </table:table-cell>
          <table:table-cell table:style-name="Tabla1.C7" office:value-type="string">
            <text:p text:style-name="P80">Ha<text:span text:style-name="T65">n</text:span> de delegar les excepcions <text:span text:style-name="T90">de tipus</text:span>:</text:p>
            <text:p text:style-name="P80"/>
            <text:list xml:id="list635069243" text:style-name="L5">
              <text:list-item>
                <text:p text:style-name="P140">GestorT<text:span text:style-name="T8">aller</text:span>MecanicException</text:p>
                <text:p text:style-name="P141"/>
              </text:list-item>
              <text:list-item>
                <text:p text:style-name="P139"><text:bookmark-start text:name="__DdeLink__1028_17329282011"/>opció no numèrica<text:bookmark-end text:name="__DdeLink__1028_17329282011"/></text:p>
                <text:p text:style-name="P139"/>
              </text:list-item>
              <text:list-item>
                <text:p text:style-name="P139">superació del màxim <text:span text:style-name="T72">de components </text:span>de l'array</text:p>
              </text:list-item>
            </text:list>
          </table:table-cell>
        </table:table-row>
      </table:table>
      <text:p text:style-name="P56"/>
      <text:p text:style-name="P56"/>
      <text:p text:style-name="P121"><text:span text:style-name="T36">2. Col·leccions. </text:span><text:span text:style-name="T37">(</text:span><text:span text:style-name="T38">3</text:span><text:span text:style-name="T37"> punts)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879990269872">
            <table:table-cell table:style-name="Tabla2.A1" office:value-type="string">
              <text:p text:style-name="P119">Classe</text:p>
            </table:table-cell>
            <table:table-cell table:style-name="Tabla2.A1" office:value-type="string">
              <text:p text:style-name="P119">Mètode</text:p>
            </table:table-cell>
            <table:table-cell table:style-name="Tabla2.A1" office:value-type="string">
              <text:p text:style-name="P119">Requeriments detallats a desenvolupar</text:p>
            </table:table-cell>
          </table:table-row>
        </table:table-header-rows>
        <table:table-row table:style-name="TableLine2879990266880">
          <table:table-cell table:style-name="Tabla2.A5" table:number-rows-spanned="4" office:value-type="string">
            <text:p text:style-name="P106">Reparacio</text:p>
          </table:table-cell>
          <table:table-cell table:style-name="Tabla2.B2" office:value-type="string">
            <text:p text:style-name="P60">---</text:p>
          </table:table-cell>
          <table:table-cell table:style-name="Tabla2.C5" office:value-type="string">
            <text:p text:style-name="P75"><text:bookmark-start text:name="__DdeLink__1555_1380463607"/>Canvieu <text:span text:style-name="T99">els atributs mecanis i recanvis per un Map.</text:span></text:p>
            <text:p text:style-name="P75"/>
            <text:p text:style-name="P90"><text:bookmark-start text:name="__DdeLink__1292_3936623861"/>Ara <text:span text:style-name="T99">els recanvis i mecànics o mecàniques</text:span> s’han de guardar en un <text:span text:style-name="T90">únic</text:span> atribut de tipus Map implementat per un HashMap, de la següent manera:</text:p>
            <text:p text:style-name="P66"/>
            <text:list xml:id="list3482064670" text:style-name="L6">
              <text:list-item>
                <text:p text:style-name="P142">Les claus del Map seran dos strings: "mecanis" i "recanvis", per tant serà un Map amb dos únics elements.</text:p>
                <text:p text:style-name="P138"/>
              </text:list-item>
              <text:list-item>
                <text:p text:style-name="P146"><text:span text:style-name="T42">El valor assoc</text:span><text:span text:style-name="T43">ia</text:span><text:span text:style-name="T42">t a la clau </text:span><text:span text:style-name="T40">"mecanis", </text:span><text:span text:style-name="T42">serà un ArrayList on es guardaran els mecànis i mecàniques que s’han d’encarregar de la reparació, és a dir, </text:span><text:span text:style-name="T40">els valors que fins ara guard</text:span><text:span text:style-name="T41">à</text:span><text:span text:style-name="T40">vem </text:span><text:span text:style-name="T41">a l’array</text:span><text:span text:style-name="T40"> </text:span><text:span text:style-name="T42">mecanics. </text:span></text:p>
                <text:p text:style-name="P146"/>
              </text:list-item>
              <text:list-item>
                <text:p text:style-name="P146"><text:bookmark-end text:name="__DdeLink__1292_3936623861"/><text:span text:style-name="T42">El valor assoc</text:span><text:span text:style-name="T43">ia</text:span><text:span text:style-name="T42">t a la clau </text:span><text:span text:style-name="T40">"</text:span><text:span text:style-name="T43">recanvis</text:span><text:span text:style-name="T40">", </text:span><text:span text:style-name="T42">serà un ArrayList on es guardaran els </text:span><text:span text:style-name="T43">recanvis</text:span><text:span text:style-name="T42"> que </text:span><text:span text:style-name="T43">són necessaris per a la reparació</text:span><text:span text:style-name="T42">, és a dir, </text:span><text:span text:style-name="T40">els valors que fins ara guard</text:span><text:span text:style-name="T41">à</text:span><text:span text:style-name="T40">vem </text:span><text:span text:style-name="T41">a l’array</text:span><text:span text:style-name="T40"> </text:span><text:span text:style-name="T43">recanvis</text:span><text:span text:style-name="T42">. </text:span><text:bookmark-start text:name="__DdeLink__1183_1094993000"/></text:p>
              </text:list-item>
            </text:list>
            <text:p text:style-name="P94"><text:bookmark-end text:name="__DdeLink__1183_1094993000"/></text:p>
            <text:p text:style-name="P95"><text:span text:style-name="T78">El Map l’heu</text:span> d’inicialitzar <text:span text:style-name="T78">buit en la mateixa declaració.</text:span></text:p>
            <text:p text:style-name="P95"/>
            <text:p text:style-name="P96">Evidentment heu d’eliminar els atributs dels arrays i els atributs que fins ara hem fet servir per controlar l<text:span text:style-name="T97">es</text:span> primer<text:span text:style-name="T97">es</text:span> posici<text:span text:style-name="T97">ons</text:span> buid<text:span text:style-name="T97">es dels arrays</text:span>.<text:bookmark-end text:name="__DdeLink__1555_1380463607"/></text:p>
          </table:table-cell>
        </table:table-row>
        <table:table-row table:style-name="TableLine2879990267424">
          <table:covered-table-cell table:style-name="Tabla2.A5"/>
          <table:table-cell table:style-name="Tabla2.B3" office:value-type="string">
            <text:p text:style-name="P108">constructor</text:p>
          </table:table-cell>
          <table:table-cell table:style-name="Tabla2.C5" office:value-type="string">
            <text:p text:style-name="P109"><text:bookmark-start text:name="__DdeLink__1632_1380463607"/>Heu d’afegir al nou atribut els seus dos elements, tenint en compte que els ArraysList s’han d’inicialitzar buits.<text:bookmark-end text:name="__DdeLink__1632_1380463607"/></text:p>
          </table:table-cell>
        </table:table-row>
        <table:table-row table:style-name="TableLine2879990271232">
          <table:covered-table-cell table:style-name="Tabla2.A5"/>
          <table:table-cell table:style-name="Tabla2.B4" office:value-type="string">
            <text:p text:style-name="P60">getters i setters</text:p>
          </table:table-cell>
          <table:table-cell table:style-name="Tabla2.C4" office:value-type="string">
            <text:p text:style-name="P67">Canvieu, elimineu <text:span text:style-name="T73">o afegiu </text:span>els getters i setters per ser coherent<text:span text:style-name="T82">s</text:span> amb el<text:span text:style-name="T73"> canvi, </text:span>eliminació <text:span text:style-name="T73">i creació</text:span> <text:span text:style-name="T97">de l’atribut anterior.</text:span></text:p>
          </table:table-cell>
        </table:table-row>
        <table:table-row table:style-name="TableLine2879990260624">
          <table:covered-table-cell table:style-name="Tabla2.A5"/>
          <table:table-cell table:style-name="Tabla2.B5" office:value-type="string">
            <text:p text:style-name="P105"><text:span text:style-name="T100">a</text:span>dd<text:span text:style-name="T100">Mecanic, addRecanvi, </text:span><text:bookmark-start text:name="__DdeLink__1598_1380463607"/>showComp<text:span text:style-name="T101">o</text:span>nent<text:bookmark-end text:name="__DdeLink__1598_1380463607"/> <text:span text:style-name="T102">i addPreu</text:span></text:p>
          </table:table-cell>
          <table:table-cell table:style-name="Tabla2.C5" office:value-type="string">
            <text:p text:style-name="P73">Canvieu-<text:span text:style-name="T66">los</text:span> per gestionar <text:span text:style-name="T100">el Map</text:span> en comptes de<text:span text:style-name="T83">ls </text:span>array.</text:p>
            <text:p text:style-name="P76"/>
            <text:p text:style-name="P75"><text:span text:style-name="T91">A més, en el cas del mètode addMecanic, si el mecànic o mecànica que volem assignar a la reparació ja està assignat o assignada, llançarem una excepció de tipus </text:span><text:bookmark-start text:name="__DdeLink__1213_10907083811111"/><text:span text:style-name="T91">GestorTallerMecanicException</text:span><text:bookmark-end text:name="__DdeLink__1213_10907083811111"/><text:span text:style-name="T91"> amb codi ''3''.</text:span></text:p>
            <text:p text:style-name="P75"/>
            <text:p text:style-name="P77"><text:bookmark-start text:name="__DdeLink__1687_147856212"/><text:span text:style-name="T91">A més, en el cas del mètode addRecanvi, si el recanvi que volem assignar a la reparació ja està assignat, llançarem una excepció de tipus </text:span><text:bookmark-start text:name="__DdeLink__1213_109070838111111"/><text:span text:style-name="T91">GestorTallerMecanicException</text:span><text:bookmark-end text:name="__DdeLink__1213_109070838111111"/><text:span text:style-name="T91"> amb codi ''4''.</text:span><text:bookmark-end text:name="__DdeLink__1687_147856212"/></text:p>
            <text:p text:style-name="P77"/>
            <text:p text:style-name="P107">Heu de modificar el<text:span text:style-name="T102">s</text:span> mètode<text:span text:style-name="T102">s</text:span> <text:span text:style-name="T102">addPreu i showComp</text:span>o<text:span text:style-name="T97">nent </text:span>per adaptar-lo<text:span text:style-name="T102">s</text:span> al nou atribut.</text:p>
          </table:table-cell>
        </table:table-row>
        <table:table-row table:style-name="TableLine2879990261168">
          <table:table-cell table:style-name="Tabla2.A8" table:number-rows-spanned="3" office:value-type="string">
            <text:p text:style-name="P11">Taller</text:p>
          </table:table-cell>
          <table:table-cell table:style-name="Tabla2.B6" office:value-type="string">
            <text:p text:style-name="P60"><text:bookmark-start text:name="__DdeLink__971_1183213913"/>---<text:bookmark-end text:name="__DdeLink__971_1183213913"/></text:p>
          </table:table-cell>
          <table:table-cell table:style-name="Tabla2.C6" office:value-type="string">
            <text:p text:style-name="P68"><text:bookmark-start text:name="__DdeLink__1684_147856212"/>Canvieu l<text:span text:style-name="T11">'atribut components</text:span> a una List implementada per un ArrayList.</text:p>
            <text:p text:style-name="P68">Elimineu l<text:span text:style-name="T11">'atribut pComponents.</text:span><text:bookmark-end text:name="__DdeLink__1684_147856212"/></text:p>
          </table:table-cell>
        </table:table-row>
        <table:table-row table:style-name="TableLine2879990278032">
          <table:covered-table-cell table:style-name="Tabla2.A8"/>
          <table:table-cell table:style-name="Tabla2.B7" office:value-type="string">
            <text:p text:style-name="P60">getters i setters</text:p>
          </table:table-cell>
          <table:table-cell table:style-name="Tabla2.C7" office:value-type="string">
            <text:p text:style-name="P67">Canvieu / elimineu els getters i setters per ser coherent amb el canvi / eliminació de<text:span text:style-name="T11">ls atributs anteriors.</text:span></text:p>
          </table:table-cell>
        </table:table-row>
        <table:table-row table:style-name="TableLine2879990283744">
          <table:covered-table-cell table:style-name="Tabla2.A8"/>
          <table:table-cell table:style-name="Tabla2.B8" office:value-type="string">
            <text:p text:style-name="P81"><text:span text:style-name="T81">add</text:span><text:bookmark-start text:name="__DdeLink__1213_7197990101"/><text:span text:style-name="T81">C</text:span><text:bookmark-end text:name="__DdeLink__1213_7197990101"/><text:span text:style-name="T81">lient, </text:span><text:bookmark-start text:name="__DdeLink__1201_11415891192"/><text:bookmark-start text:name="__DdeLink__1331_39366238611"/><text:span text:style-name="T81">add</text:span><text:bookmark-end text:name="__DdeLink__1201_11415891192"/><text:span text:style-name="T81">Mecanic, <text:s/></text:span><text:bookmark-start text:name="__DdeLink__1203_11415891192"/><text:span text:style-name="T81">add</text:span><text:bookmark-end text:name="__DdeLink__1203_11415891192"/><text:span text:style-name="T81">Recanvi, add</text:span><text:bookmark-end text:name="__DdeLink__1331_39366238611"/><text:span text:style-name="T81">Reparacio, selectComponent, addClientReparacio, </text:span></text:p>
            <text:p text:style-name="P87"><text:bookmark-start text:name="__DdeLink__1201_11415891191"/>add<text:bookmark-end text:name="__DdeLink__1201_11415891191"/><text:span text:style-name="T103">MecanicReparacio. addRecanviReparacio i </text:span><text:s/><text:span text:style-name="T103">calcularPreuReparacio</text:span></text:p>
          </table:table-cell>
          <table:table-cell table:style-name="Tabla2.C8" office:value-type="string">
            <text:p text:style-name="P69">Canvieu-<text:span text:style-name="T59">los</text:span> per <text:span text:style-name="T83">g</text:span>estionar <text:span text:style-name="T74">el List</text:span> en comptes de<text:span text:style-name="T84">ls </text:span>array.</text:p>
          </table:table-cell>
        </table:table-row>
        <table:table-row table:style-name="TableLine2879990278576">
          <table:table-cell table:style-name="Tabla2.A9" office:value-type="string">
            <text:p text:style-name="P15"/>
            <text:p text:style-name="P15">Application</text:p>
            <text:p text:style-name="P15"/>
          </table:table-cell>
          <table:table-cell table:style-name="Tabla2.B9" office:value-type="string">
            <text:p text:style-name="P61"/>
          </table:table-cell>
          <table:table-cell table:style-name="Tabla2.C9" office:value-type="string">
            <text:p text:style-name="P97"><text:bookmark-start text:name="__DdeLink__1169_3421952220"/>Feu els canvis necessaris per adaptar els mètodes de la classe als nous atributs.<text:bookmark-end text:name="__DdeLink__1169_3421952220"/></text:p>
          </table:table-cell>
        </table:table-row>
      </table:table>
      <text:p text:style-name="P58"/>
      <text:p text:style-name="P21"><text:span text:style-name="T39">3. Tractament XML</text:span><text:span text:style-name="T53">. </text:span><text:span text:style-name="T54">(</text:span><text:span text:style-name="T55">5</text:span><text:span text:style-name="T54"> punts)</text:span><text:bookmark text:name="docs-internal-guid-231b9f40-1222-dfd5-8a62-cf06f241dbe8"/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header-rows>
          <table:table-row table:style-name="TableLine2879990264976">
            <table:table-cell table:style-name="Taula2.A1" table:number-columns-spanned="2" office:value-type="string">
              <text:p text:style-name="P118">Classe</text:p>
            </table:table-cell>
            <table:covered-table-cell/>
            <table:table-cell table:style-name="Taula2.A1" office:value-type="string">
              <text:p text:style-name="P118">Mètode</text:p>
            </table:table-cell>
            <table:table-cell table:style-name="Taula2.A1" office:value-type="string">
              <text:p text:style-name="P118">Requeriments detallats a desenvolupar</text:p>
            </table:table-cell>
          </table:table-row>
        </table:table-header-rows>
        <table:table-row table:style-name="TableLine2879990276944">
          <table:table-cell table:style-name="Taula2.A2" table:number-columns-spanned="2" office:value-type="string">
            <text:p text:style-name="P17">Recanvi</text:p>
          </table:table-cell>
          <table:covered-table-cell/>
          <table:table-cell table:style-name="Taula2.C2" office:value-type="string">
            <text:p text:style-name="P112">Nou constructor</text:p>
          </table:table-cell>
          <table:table-cell table:style-name="Taula2.D2" office:value-type="string">
            <text:p text:style-name="P111">S’ha afegit <text:span text:style-name="T75">un </text:span>nou constructor perquè pugueu crear <text:span text:style-name="T107">recanvis</text:span> partir de les dades guardades en un document XML.</text:p>
            <text:p text:style-name="P111"/>
            <text:p text:style-name="P113">No heu de fer res.</text:p>
          </table:table-cell>
        </table:table-row>
        <table:table-row table:style-name="TableLine2879990272864">
          <table:table-cell table:style-name="Taula2.A3" office:value-type="string">
            <text:p text:style-name="P18">Taller</text:p>
          </table:table-cell>
          <table:table-cell table:style-name="Taula2.B3" table:number-columns-spanned="2" office:value-type="string">
            <text:p text:style-name="P89">add<text:bookmark-start text:name="__DdeLink__1213_719799010111"/>C<text:bookmark-end text:name="__DdeLink__1213_719799010111"/>lient, <text:bookmark-start text:name="__DdeLink__1201_1141589119211"/><text:bookmark-start text:name="__DdeLink__1331_3936623861111"/>add<text:bookmark-end text:name="__DdeLink__1201_1141589119211"/>Mecanic, <text:s/><text:bookmark-start text:name="__DdeLink__1203_1141589119211"/>add<text:bookmark-end text:name="__DdeLink__1203_1141589119211"/>Recanvi <text:span text:style-name="T104">i</text:span> add<text:bookmark-end text:name="__DdeLink__1331_3936623861111"/>Reparacio*</text:p>
          </table:table-cell>
          <table:covered-table-cell/>
          <table:table-cell table:style-name="Taula2.D3" office:value-type="string">
            <text:p text:style-name="P99"><text:bookmark-start text:name="__DdeLink__1360_3936623861"/><text:bookmark-start text:name="__DdeLink__1305_3421952220"/><text:bookmark-start text:name="__DdeLink__1112_1125865135"/>Heu de modificar els mètodes perquè a més d’afegir <text:span text:style-name="T67">un objecte </text:span>nou <text:span text:style-name="T67">(de tipus </text:span><text:bookmark-start text:name="__DdeLink__1736_1380463607"/><text:span text:style-name="T67">Client, Mecanic, Recanvi o Reparacio</text:span><text:bookmark-end text:name="__DdeLink__1736_1380463607"/><text:span text:style-name="T67"> segons el mètode)</text:span> <text:span text:style-name="T62">com feien fins ara</text:span>, també puguin afegir un <text:span text:style-name="T67">objecte</text:span> passat per paràmetre, <text:span text:style-name="T68">és a dir, ara els mètodes tindran paràmetres de tipus Client, Mecanic, Recanvi o Reparacio, segons el mètode corresponent</text:span>.<text:bookmark-end text:name="__DdeLink__1305_3421952220"/> <text:span text:style-name="T68">Aquest paràmetre serà null si volem afegir un objecte tal com ho hem fet fins ara.</text:span> <text:span text:style-name="T84">Amb aquestes modificacions, podrem afegir al taller clents i clientes, mecànics i mècàniques, recanvis i reparacions guardats en un document XML.</text:span><text:bookmark-end text:name="__DdeLink__1112_1125865135"/></text:p>
            <text:p text:style-name="P98"/>
            <text:p text:style-name="P100"><text:bookmark-start text:name="__DdeLink__1114_1125865135"/>Aquestes modificacions afectaran les crides d’aquests mètodes, per tant les haureu de modificar per adaptar-les.<text:bookmark-end text:name="__DdeLink__1114_1125865135"/><text:bookmark-end text:name="__DdeLink__1360_3936623861"/></text:p>
          </table:table-cell>
        </table:table-row>
        <table:table-row table:style-name="TableLine2879990282656">
          <table:table-cell table:style-name="Taula2.A6" table:number-rows-spanned="3" table:number-columns-spanned="2" office:value-type="string">
            <text:p text:style-name="P10">Application</text:p>
          </table:table-cell>
          <table:covered-table-cell/>
          <table:table-cell table:style-name="Taula2.C4" office:value-type="string">
            <text:p text:style-name="P82">atributs</text:p>
          </table:table-cell>
          <table:table-cell table:style-name="Taula2.D4" office:value-type="string">
            <text:p text:style-name="P93">No<text:span text:style-name="T56">us atributs</text:span> <text:span text:style-name="T76">afegits:</text:span></text:p>
            <text:p text:style-name="P93"/>
            <text:list xml:id="list2859463226" text:style-name="L7">
              <text:list-item>
                <text:p text:style-name="P143"><text:bookmark-start text:name="__DdeLink__1187_3421952220"/>private final static String FITXER = "<text:span text:style-name="T106">taller</text:span>";</text:p>
                <text:p text:style-name="P144"/>
              </text:list-item>
              <text:list-item>
                <text:p text:style-name="P145"><text:span text:style-name="T67">private static</text:span> GestorPersistencia gp = new GestorPersistencia();<text:bookmark-end text:name="__DdeLink__1187_3421952220"/></text:p>
              </text:list-item>
            </text:list>
            <text:p text:style-name="P93"/>
            <text:p text:style-name="P101">No heu de fer res.</text:p>
          </table:table-cell>
        </table:table-row>
        <table:table-row table:style-name="TableLine2879990274224">
          <table:covered-table-cell table:style-name="Taula2.A6"/>
          <table:covered-table-cell/>
          <table:table-cell table:style-name="Taula2.C5" office:value-type="string">
            <text:p text:style-name="P59">menu<text:span text:style-name="T106">Tallers</text:span></text:p>
          </table:table-cell>
          <table:table-cell table:style-name="Taula2.D5" office:value-type="string">
            <text:p text:style-name="P70"><text:bookmark-start text:name="__DdeLink__1429_2816421864"/>Hi ha noves opcions (carregar i desar <text:span text:style-name="T109">taller</text:span>) <text:span text:style-name="T92">per carregar les dades d’un taller guardades en el document taller.xml i desar les dades del taller seleccionat en el document taller.xml.</text:span></text:p>
            <text:p text:style-name="P70"/>
            <text:p text:style-name="P83">No heu de fer res.<text:bookmark-end text:name="__DdeLink__1429_2816421864"/></text:p>
          </table:table-cell>
        </table:table-row>
        <table:table-row table:style-name="TableLine2879990289184">
          <table:covered-table-cell table:style-name="Taula2.A6"/>
          <table:covered-table-cell/>
          <table:table-cell table:style-name="Taula2.C6" office:value-type="string">
            <text:p text:style-name="P84">Menu<text:span text:style-name="T76">Components i menuReparacions</text:span></text:p>
          </table:table-cell>
          <table:table-cell table:style-name="Taula2.D6" office:value-type="string">
            <text:p text:style-name="P85">Heu de fer les modificacions que calguin a<text:span text:style-name="T63">rran</text:span> de la modificaci<text:span text:style-name="T68">on fetes en els mètodes de les altres classes.</text:span></text:p>
          </table:table-cell>
        </table:table-row>
        <table:table-row table:style-name="TableLine2879990274496">
          <table:table-cell table:style-name="Taula2.A11" table:number-rows-spanned="5" table:number-columns-spanned="2" office:value-type="string">
            <text:p text:style-name="P59"/>
            <text:p text:style-name="P59">GestorXML</text:p>
          </table:table-cell>
          <table:covered-table-cell/>
          <table:table-cell table:style-name="Taula2.C7" office:value-type="string">
            <text:p text:style-name="P62">---</text:p>
          </table:table-cell>
          <table:table-cell table:style-name="Taula2.D10" office:value-type="string">
            <text:p text:style-name="P63">L'objectiu és que aquesta classe pugui desar <text:span text:style-name="T86">un taller</text:span> al fitxer "<text:span text:style-name="T106">taller.</text:span>xml" i després pugui recuperar <text:span text:style-name="T106">un taller </text:span>des d’aquest mateix fitxer.</text:p>
            <text:p text:style-name="P63"/>
            <text:p text:style-name="P63">El nom del fitxer (sense l'extensió) és <text:span text:style-name="T69">el valor de l’atribut</text:span> FITXER d'Application. L'extensió (“.xml”) es posarà directament en GestorXML.</text:p>
            <text:p text:style-name="P63"><text:soft-page-break/></text:p>
            <text:p text:style-name="P63">A l'arrel del projecte "<text:span text:style-name="T47">DA2EAC9GestioTallersMecanicsEnunciat</text:span>" que s'acompanya amb aquest enunciat, teniu un exemple de contingut d'aquest fitxer. Aquest exemple mostra un <text:span text:style-name="T108">taller </text:span>amb <text:span text:style-name="T92">un client, una mecànica, un recanvi i una reparació</text:span>. <text:span text:style-name="T85">La reparació</text:span> a la vegada cont<text:span text:style-name="T56">é el client, la mecànica i el recanvi del taller.</text:span></text:p>
          </table:table-cell>
        </table:table-row>
        <table:table-row table:style-name="TableLine2879990278848">
          <table:covered-table-cell table:style-name="Taula2.A11"/>
          <table:covered-table-cell/>
          <table:table-cell table:style-name="Taula2.C8" office:value-type="string">
            <text:p text:style-name="P59">ConstrueixModel</text:p>
          </table:table-cell>
          <table:table-cell table:style-name="Taula2.D10" office:value-type="string">
            <text:p text:style-name="P63"><text:bookmark-start text:name="__DdeLink__1366_1094993000"/>L'objectiu <text:span text:style-name="T56">é</text:span>s llegir <text:span text:style-name="T56">els atributs del taller </text:span>passa<text:span text:style-name="T108">t </text:span>per paràmetre per construir un model sobre el Document doc (<text:span text:style-name="T56">atribut</text:span> de GestorXML).</text:p>
            <text:p text:style-name="P63"/>
            <text:p text:style-name="P63">Com es veu a l'exemple, <text:span text:style-name="T93">l’element </text:span>arrel és "<text:span text:style-name="T108">taller</text:span>" i heu d'afegir <text:span text:style-name="T77">els valors del atributs codi i responsable</text:span><text:bookmark-start text:name="__DdeLink__1230_1454121035"/><text:span text:style-name="T77"> </text:span><text:bookmark-end text:name="__DdeLink__1230_1454121035"/><text:span text:style-name="T77">del taller passat com a pàrametre, </text:span>com atribut<text:span text:style-name="T77">s de l’element arrel</text:span>. Aquest<text:span text:style-name="T56">a</text:span> arrel, l'heu d'afegir a doc.</text:p>
            <text:p text:style-name="P63"/>
            <text:p text:style-name="P63">Un cop fet això, heu de recórrer <text:span text:style-name="T61">l’ArrayList de components del taller </text:span>i per a cada <text:span text:style-name="T61">component</text:span>, afegir un fill a doc. Cada fill tindrà com atributs <text:span text:style-name="T69">els atributs </text:span>de l'objecte (<text:span text:style-name="T98">codi,</text:span> <text:span text:style-name="T108">nif, </text:span>n<text:span text:style-name="T56">om</text:span>, …)</text:p>
            <text:p text:style-name="P63"/>
            <text:p text:style-name="P92"><text:bookmark-end text:name="__DdeLink__1366_1094993000"/>Si es tracta d'un recanvi, quan està assignat hem d'assignar a l'atribut que representa dins el document XML si està assignat o no, el valor "Si", i en cas contrari el valor "No"</text:p>
            <text:p text:style-name="P92"/>
            <text:p text:style-name="P92">Si es tracta d'una reparació, a més, heu d'afegir fills addicionals amb el client, els mecànics i mecàniques i els recanvis.</text:p>
            <text:p text:style-name="P92"/>
            <text:p text:style-name="P92">Si heu de gestionar alguna excepció relacionada amb la construcció del model, heu de llençar una excepció de tipus GestorTallerMecanicException amb codi "GestorXML.model".</text:p>
          </table:table-cell>
        </table:table-row>
        <table:table-row table:style-name="TableLine2879990281024">
          <table:covered-table-cell table:style-name="Taula2.A11"/>
          <table:covered-table-cell/>
          <table:table-cell table:style-name="Taula2.C9" office:value-type="string">
            <text:p text:style-name="P59">desa<text:span text:style-name="T56">r</text:span>Model</text:p>
          </table:table-cell>
          <table:table-cell table:style-name="Taula2.D10" office:value-type="string">
            <text:p text:style-name="P63">No heu de fer res.</text:p>
          </table:table-cell>
        </table:table-row>
        <table:table-row table:style-name="TableLine2879990279120">
          <table:covered-table-cell table:style-name="Taula2.A11"/>
          <table:covered-table-cell/>
          <table:table-cell table:style-name="Taula2.C10" office:value-type="string">
            <text:p text:style-name="P59">car<text:span text:style-name="T48">re</text:span>ga<text:span text:style-name="T56">r</text:span>Fitxer</text:p>
          </table:table-cell>
          <table:table-cell table:style-name="Taula2.D10" office:value-type="string">
            <text:p text:style-name="P63">No heu de fer res.</text:p>
          </table:table-cell>
        </table:table-row>
        <table:table-row table:style-name="TableLine2879990284832">
          <table:covered-table-cell table:style-name="Taula2.A11"/>
          <table:covered-table-cell/>
          <table:table-cell table:style-name="Taula2.C11" office:value-type="string">
            <text:p text:style-name="P91">llegirFitxer<text:span text:style-name="T108">Taller</text:span></text:p>
          </table:table-cell>
          <table:table-cell table:style-name="Taula2.D11" office:value-type="string">
            <text:p text:style-name="P71"><text:bookmark-start text:name="__DdeLink__1232_1454121035"/>El mètode <text:span text:style-name="T87">llegirFitxerTaller</text:span> llegeix el fitxer <text:span text:style-name="T88">XML que s’ha guardat en el</text:span> disc i el carrega sobre l’<text:span text:style-name="T69">atribut </text:span>doc de <text:span text:style-name="T69">la classe </text:span>GestorXML.</text:p>
            <text:p text:style-name="P71"/>
            <text:p text:style-name="P72">L'objectiu és llegir el doc per <text:span text:style-name="T88">assignar valors als atributs codi i responsable de la classe Taller </text:span>i la resta d'objectes <text:span text:style-name="T88">que formen els components d’un taller.</text:span></text:p>
            <text:p text:style-name="P72"/>
            <text:p text:style-name="P79">Per fer això, <text:bookmark-start text:name="__DdeLink__1564_4216295753"/>com l'arrel conté els atributs CIF, nom i adreça del taller, al fer al fer Element arrel = doc.getDocumentElement(); ja podeu crear l'objecte <text:span text:style-name="T88">de tipus Taller.</text:span><text:bookmark-end text:name="__DdeLink__1564_4216295753"/><text:span text:style-name="T88"> </text:span>Un cop fet això, heu de rec<text:span text:style-name="T56">ó</text:span>rrer el doc i per cada fill, haureu d'afegir un <text:span text:style-name="T56">element</text:span> a l'<text:span text:style-name="T88">ArrayList</text:span> <text:span text:style-name="T61">components</text:span> d<text:span text:style-name="T88">el taller mitjançant el mètode escaient de la classe Taller</text:span>(addXXX(.....))</text:p>
            <text:p text:style-name="P120"><text:bookmark-start text:name="__DdeLink__1546_4216295753"/></text:p>
            <text:p text:style-name="P114"><text:bookmark-end text:name="__DdeLink__1232_1454121035"/><text:bookmark-end text:name="__DdeLink__1546_4216295753"/>Si l'element que s'ha llegit és un recanvi, penseu que els valors "Si" i "No", s'han de guardar com boleans quan l'afegiu a components del taller o a una reparació.</text:p>
            <text:p text:style-name="P114"/>
            <text:p text:style-name="P114">Si l'element del document XML que s'ha llegit és una reparació, recordeu que a més d'afegir-lo a components, també haureu d'assignar-li el client, mecànic i mecàniques i els recanvis.</text:p>
          </table:table-cell>
        </table:table-row>
      </table:table>
      <text:p text:style-name="P19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style-name="Normal" style:font-family-generic="modern" style:font-pitch="fixed" fo:font-size="9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ntUML" style:family="paragraph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style-name="Normal" style:font-family-generic="modern" style:font-pitch="fixed" fo:font-size="9pt" fo:font-style="normal" fo:font-weight="normal" style:font-name-asian="Bitstream Vera Sans Mono" style:font-family-asian="'Bitstream Vera Sans Mono'" style:font-family-generic-asian="modern" style:font-pitch-asian="fixed" style:font-size-asian="10.5pt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Times New Roman1" fo:font-family="'Times New Roman'" style:font-style-name="Negreta cursiva" style:font-family-generic="roman" style:font-pitch="variable" fo:font-style="italic" fo:font-weight="bol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Zeichenformat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Zeichenformat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loext:num-list-format="%1%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Zeichenformat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Zeichenformat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" fo:font-size="11pt" fo:language="ca" fo:country="ES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MP5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6" style:family="paragraph" style:parent-style-name="Normal_20__28_Web_29_">
      <style:paragraph-properties fo:margin-top="0cm" fo:margin-bottom="0cm" style:contextual-spacing="false"/>
      <style:text-properties style:font-name="Arial" fo:font-size="12pt" fo:language="ca" fo:country="ES" style:font-size-asian="12pt" style:font-name-complex="Arial" style:font-size-complex="12pt"/>
    </style:style>
    <style:style style:name="MP7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8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ca" fo:country="ES" fo:font-weight="normal" style:font-name-asian="Times New Roman" style:font-size-asian="11pt" style:language-asian="zxx" style:country-asian="none" style:font-weight-asian="normal" style:font-name-complex="Arial" style:font-size-complex="11pt" style:language-complex="ar" style:country-complex="SA" style:font-weight-complex="normal"/>
    </style:style>
    <style:style style:name="MP9" style:family="paragraph" style:parent-style-name="Standard">
      <style:text-properties fo:color="#808080" loext:opacity="100%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11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3" style:family="paragraph" style:parent-style-name="Footnote">
      <style:paragraph-properties fo:text-align="center" style:justify-single-word="false" style:snap-to-layout-grid="false"/>
    </style:style>
    <style:style style:name="MP14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8c42cc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c58412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officeooo:rsid="00b82180"/>
    </style:style>
    <style:style style:name="MT5" style:family="text">
      <style:text-properties style:font-name="Arial" fo:font-size="8pt" officeooo:rsid="00e85d4a" fo:background-color="transparent" loext:char-shading-value="0" style:font-size-asian="8pt"/>
    </style:style>
    <style:style style:name="MT6" style:family="text">
      <style:text-properties style:font-name="Arial" fo:font-size="8pt" officeooo:rsid="00a8e2fc" fo:background-color="transparent" loext:char-shading-value="0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 style:font-name-complex="Arial" style:font-size-complex="8pt"/>
    </style:style>
    <style:style style:name="MT8" style:family="text">
      <style:text-properties officeooo:rsid="00e85d4a"/>
    </style:style>
    <style:style style:name="MT9" style:family="text">
      <style:text-properties officeooo:rsid="00a8e2fc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>Maria Isabel Calzadilla</text:p>
        <text:p text:style-name="MP2"/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 table:protected="true">
              <text:p text:style-name="MP10"><draw:frame draw:style-name="Mfr2" draw:name="gràfics1" text:anchor-type="paragraph" svg:x="0.677cm" svg:y="0.159cm" svg:width="1.924cm" svg:height="1.607cm" draw:z-index="5"><draw:image xlink:href="Pictures/10000000000000C3000000A23447ABBE3CBFA788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11"><text:span text:style-name="MT1">Codi: I</text:span><text:span text:style-name="MT2">71</text:span></text:p>
            </table:table-cell>
            <table:table-cell table:style-name="Taula1.A1" office:value-type="string">
              <text:p text:style-name="MP12">Exercici d'avaluació contínua 9</text:p>
            </table:table-cell>
            <table:table-cell table:style-name="Taula1.D1" office:value-type="string" table:protected="true">
              <text:p text:style-name="MP13"><text:span text:style-name="MT3">Pàgina </text:span><text:span text:style-name="MT3"><text:page-number text:select-page="current">3</text:page-number></text:span><text:span text:style-name="Page_20_Number"><text:span text:style-name="MT3"><text:s/>de </text:span></text:span><text:span text:style-name="MT3"><text:page-count style:num-format="1">6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4">Versió: 02</text:p>
            </table:table-cell>
            <table:table-cell table:style-name="Taula1.A1" office:value-type="string">
              <text:p text:style-name="MP15">DA2_M03B_EAC9_Enunciat_<text:span text:style-name="MT4">2122S1</text:span></text:p>
            </table:table-cell>
            <table:table-cell table:style-name="Taula1.D1" office:value-type="string">
              <text:p text:style-name="MP16"><text:span text:style-name="MT2">Lliurament: </text:span><text:span text:style-name="MT5">10</text:span><text:bookmark-start text:name="__DdeLink__1251_28164218641"/><text:bookmark-start text:name="__DdeLink__1122_10907083811"/><text:bookmark-start text:name="__DdeLink__890_4256607011"/><text:span text:style-name="MT6">/</text:span><text:span text:style-name="MT5">11</text:span><text:span text:style-name="MT6">/20</text:span><text:bookmark-end text:name="__DdeLink__1122_10907083811"/><text:bookmark-end text:name="__DdeLink__890_4256607011"/><text:span text:style-name="MT6">2</text:span><text:bookmark-end text:name="__DdeLink__1251_28164218641"/><text:span text:style-name="MT6">1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draw:mime-type="image/x-wmf"/><draw:image xlink:href="Pictures/1000000100000291000002F9F6A4F91F12AD8E29.png" xlink:type="simple" xlink:show="embed" xlink:actuate="onLoad" draw:mime-type="image/png"/></draw:frame>Generalitat de Catalunya </text:p>
        <text:p text:style-name="MP6">Departament d’Ensenyament</text:p>
        <text:p text:style-name="MP7">Institut Obert de Catalunya</text:p>
        <text:p text:style-name="MP8">Maria Isabel Calzadilla Corredor</text:p>
      </style:header>
      <style:footer>
        <text:p text:style-name="MP9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17"><draw:frame draw:style-name="Mfr2" draw:name="Imatges1" text:anchor-type="paragraph" svg:x="0.677cm" svg:y="0.159cm" svg:width="1.924cm" svg:height="1.607cm" draw:z-index="6"><draw:image xlink:href="Pictures/10000000000000C3000000A23447ABBE3CBFA788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11"><text:span text:style-name="MT1">Codi: I</text:span><text:span text:style-name="MT2">71</text:span></text:p>
            </table:table-cell>
            <table:table-cell table:style-name="Taula3.A1" office:value-type="string">
              <text:p text:style-name="MP12">Exercici d'avaluació contínua 9</text:p>
            </table:table-cell>
            <table:table-cell table:style-name="Taula3.D1" office:value-type="string" table:protected="true">
              <text:p text:style-name="MP13"><text:span text:style-name="MT7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6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4">Versió: 02</text:p>
            </table:table-cell>
            <table:table-cell table:style-name="Taula3.A1" office:value-type="string">
              <text:p text:style-name="MP18">DA2_M03B_EAC9_Enunciat_<text:span text:style-name="MT4">2122S1</text:span></text:p>
            </table:table-cell>
            <table:table-cell table:style-name="Taula3.D1" office:value-type="string">
              <text:p text:style-name="MP17">Lliurament: <text:span text:style-name="MT8">10</text:span><text:bookmark-start text:name="__DdeLink__1493_147856212"/><text:bookmark-start text:name="__DdeLink__1251_2816421864"/><text:bookmark-start text:name="__DdeLink__1122_1090708381"/><text:bookmark-start text:name="__DdeLink__890_425660701"/>/<text:span text:style-name="MT8">11</text:span>/20<text:bookmark-end text:name="__DdeLink__1122_1090708381"/><text:bookmark-end text:name="__DdeLink__890_425660701"/><text:span text:style-name="MT9">2</text:span><text:bookmark-end text:name="__DdeLink__1251_2816421864"/><text:span text:style-name="MT9">1</text:span><text:bookmark-end text:name="__DdeLink__1493_147856212"/></text:p>
            </table:table-cell>
          </table:table-row>
        </table:table>
        <text:p text:style-name="MP9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Pilar Bertrans</meta:initial-creator>
    <meta:creation-date>2011-07-26T20:32:45.57</meta:creation-date>
    <dc:language>es-ES</dc:language>
    <meta:editing-cycles>430</meta:editing-cycles>
    <meta:editing-duration>P2DT12H55M9S</meta:editing-duration>
    <dc:date>2021-11-05T19:28:48.803000000</dc:date>
    <meta:document-statistic meta:table-count="5" meta:image-count="3" meta:object-count="0" meta:page-count="6" meta:paragraph-count="198" meta:word-count="2224" meta:character-count="14286" meta:non-whitespace-character-count="12278"/>
    <meta:user-defined meta:name="Info 1"/>
    <meta:user-defined meta:name="Info 2"/>
    <meta:user-defined meta:name="Info 3"/>
    <meta:user-defined meta:name="Info 4"/>
  </office:meta>
</office:document-meta>
</file>